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ObjectReplacements/Object 1" manifest:media-type="application/x-openoffice-gdimetafile;windows_formatname=&quot;GDIMetaFile&quot;"/>
  <manifest:file-entry manifest:full-path="settings.xml" manifest:media-type="text/xml"/>
  <manifest:file-entry manifest:full-path="Basic/Standard/script-lb.xml" manifest:media-type="text/xml"/>
  <manifest:file-entry manifest:full-path="Basic/Standard/CoolProp.xml" manifest:media-type="text/xml"/>
  <manifest:file-entry manifest:full-path="Basic/script-lc.xml" manifest:media-type="text/xml"/>
  <manifest:file-entry manifest:full-path="content.xml" manifest:media-type="text/xml"/>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272in"/>
    </style:style>
    <style:style style:name="co2" style:family="table-column">
      <style:table-column-properties fo:break-before="auto" style:column-width="0.7055in"/>
    </style:style>
    <style:style style:name="co3" style:family="table-column">
      <style:table-column-properties fo:break-before="auto" style:column-width="1.1575in"/>
    </style:style>
    <style:style style:name="co4" style:family="table-column">
      <style:table-column-properties fo:break-before="auto" style:column-width="0.948in"/>
    </style:style>
    <style:style style:name="co5"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083in" fo:break-before="auto" style:use-optimal-row-height="true"/>
    </style:style>
    <style:style style:name="ro3" style:family="table-row">
      <style:table-row-properties style:row-height="0.1965in" fo:break-before="auto" style:use-optimal-row-height="true"/>
    </style:style>
    <style:style style:name="ro4" style:family="table-row">
      <style:table-row-properties style:row-height="0.1917in" fo:break-before="auto" style:use-optimal-row-height="true"/>
    </style:style>
    <style:style style:name="ro5" style:family="table-row">
      <style:table-row-properties style:row-height="0.1783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1" style:family="table-cell" style:parent-style-name="Default">
      <style:table-cell-properties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style>
    <style:style style:name="ce3" style:family="table-cell" style:parent-style-name="Default" style:data-style-name="N1">
      <style:table-cell-properties style:rotation-align="none"/>
    </style:style>
    <style:style style:name="ce4"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center" css3t:text-justify="auto" fo:margin-left="0in" style:writing-mode="page"/>
    </style:style>
    <style:style style:name="ce5" style:family="table-cell" style:parent-style-name="Default" style:data-style-name="N2">
      <style:table-cell-properties style:rotation-align="none"/>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ole-draw-aspect="1"/>
    </style:style>
    <style:style style:name="P1" style:family="paragraph">
      <style:paragraph-properties fo:text-align="start"/>
      <style:text-properties fo:font-size="18pt"/>
    </style:style>
    <style:style style:name="T1" style:family="text">
      <style:text-properties fo:color="#000000" style:text-outline="false" style:text-position="0% 100%"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table table:name="Sample calcs" table:style-name="ta1">
        <table:table-column table:style-name="co1" table:default-cell-style-name="Default"/>
        <table:table-column table:style-name="co2" table:number-columns-repeated="1023" table:default-cell-style-name="Default"/>
        <table:table-row table:style-name="ro1">
          <table:table-cell office:value-type="string">
            <text:p>Instructions for Use:</text:p>
          </table:table-cell>
          <table:table-cell table:number-columns-repeated="1023"/>
        </table:table-row>
        <table:table-row table:style-name="ro2">
          <table:table-cell office:value-type="string">
            <text:p>a) Place the CoolProp.dll file in a folder called c:\CoolProp</text:p>
          </table:table-cell>
          <table:table-cell table:number-columns-repeated="1023"/>
        </table:table-row>
        <table:table-row table:style-name="ro2">
          <table:table-cell office:value-type="string">
            <text:p>b) Enjoy!</text:p>
          </table:table-cell>
          <table:table-cell table:number-columns-repeated="1023"/>
        </table:table-row>
        <table:table-row table:style-name="ro2">
          <table:table-cell table:number-columns-repeated="1024"/>
        </table:table-row>
        <table:table-row table:style-name="ro2">
          <table:table-cell office:value-type="string">
            <text:p>Critical temperature of R410A:</text:p>
          </table:table-cell>
          <table:table-cell table:formula="of:=PROPS1SI(&quot;R410A&quot;;&quot;Tcrit&quot;)" office:value-type="float" office:value="344.494">
            <text:p>344.494</text:p>
          </table:table-cell>
          <table:table-cell office:value-type="string">
            <text:p>K</text:p>
          </table:table-cell>
          <table:table-cell table:number-columns-repeated="1021"/>
        </table:table-row>
        <table:table-row table:style-name="ro3">
          <table:table-cell office:value-type="string">
            <text:p>Critical density of propane:</text:p>
          </table:table-cell>
          <table:table-cell table:formula="of:=PROPS1SI(&quot;Propane&quot;;&quot;rhocrit&quot;)" office:value-type="float" office:value="220.4781">
            <text:p>220.4781</text:p>
          </table:table-cell>
          <table:table-cell office:value-type="string">
            <text:p>kg/m<text:span text:style-name="T1">³</text:span></text:p>
          </table:table-cell>
          <table:table-cell table:number-columns-repeated="1021"/>
        </table:table-row>
        <table:table-row table:style-name="ro2">
          <table:table-cell office:value-type="string">
            <text:p>Density of Air at STP:</text:p>
          </table:table-cell>
          <table:table-cell table:formula="of:=PROPSSI(&quot;D&quot;;&quot;T&quot;;298.15;&quot;P&quot;;101325;&quot;Air&quot;)" office:value-type="float" office:value="1.18431848386751">
            <text:p>1.1843184839</text:p>
          </table:table-cell>
          <table:table-cell office:value-type="string">
            <text:p>kg/m<text:span text:style-name="T1">³</text:span></text:p>
          </table:table-cell>
          <table:table-cell table:number-columns-repeated="1021"/>
        </table:table-row>
        <table:table-row table:style-name="ro2">
          <table:table-cell office:value-type="string">
            <text:p>Boiling point of water at 1 atm:</text:p>
          </table:table-cell>
          <table:table-cell table:formula="of:=PROPSSI(&quot;T&quot;;&quot;P&quot;;101325;&quot;Q&quot;;0;&quot;Water&quot;)-273.15" office:value-type="float" office:value="99.9742958476788">
            <text:p>99.9742958477</text:p>
          </table:table-cell>
          <table:table-cell table:style-name="ce1" office:value-type="string">
            <text:p>°C</text:p>
          </table:table-cell>
          <table:table-cell table:number-columns-repeated="1021"/>
        </table:table-row>
        <table:table-row table:style-name="ro2">
          <table:table-cell office:value-type="string">
            <text:p>Boiling point of water at 1 atm:</text:p>
          </table:table-cell>
          <table:table-cell table:formula="of:=PROPSSI(&quot;T&quot;;&quot;P&quot;;101325;&quot;Q&quot;;0;&quot;REFPROP-Water&quot;)-273.15" office:value-type="float" office:value="99.9742958476977">
            <text:p>99.9742958477</text:p>
          </table:table-cell>
          <table:table-cell table:style-name="ce1" office:value-type="string">
            <text:p>°C</text:p>
          </table:table-cell>
          <table:table-cell office:value-type="string">
            <text:p>(but calling REFPROP)</text:p>
          </table:table-cell>
          <table:table-cell table:number-columns-repeated="1020"/>
        </table:table-row>
        <table:table-row table:style-name="ro2" table:number-rows-repeated="4">
          <table:table-cell table:number-columns-repeated="1024"/>
        </table:table-row>
        <table:table-row table:style-name="ro4">
          <table:table-cell table:number-columns-repeated="1024"/>
        </table:table-row>
        <table:table-row table:style-name="ro2" table:number-rows-repeated="5">
          <table:table-cell table:number-columns-repeated="1024"/>
        </table:table-row>
        <table:table-row table:style-name="ro4">
          <table:table-cell table:number-columns-repeated="1024"/>
        </table:table-row>
        <table:table-row table:style-name="ro2" table:number-rows-repeated="8">
          <table:table-cell table:number-columns-repeated="1024"/>
        </table:table-row>
        <table:table-row table:style-name="ro4">
          <table:table-cell table:number-columns-repeated="1024"/>
        </table:table-row>
        <table:table-row table:style-name="ro2" table:number-rows-repeated="14">
          <table:table-cell table:number-columns-repeated="1024"/>
        </table:table-row>
        <table:table-row table:style-name="ro4">
          <table:table-cell table:number-columns-repeated="1024"/>
        </table:table-row>
        <table:table-row table:style-name="ro2">
          <table:table-cell table:number-columns-repeated="1024"/>
        </table:table-row>
        <table:table-row table:style-name="ro4" table:number-rows-repeated="3">
          <table:table-cell table:number-columns-repeated="1024"/>
        </table:table-row>
        <table:table-row table:style-name="ro2" table:number-rows-repeated="4">
          <table:table-cell table:number-columns-repeated="1024"/>
        </table:table-row>
        <table:table-row table:style-name="ro4">
          <table:table-cell table:number-columns-repeated="1024"/>
        </table:table-row>
        <table:table-row table:style-name="ro2" table:number-rows-repeated="3">
          <table:table-cell table:number-columns-repeated="1024"/>
        </table:table-row>
        <table:table-row table:style-name="ro4" table:number-rows-repeated="4">
          <table:table-cell table:number-columns-repeated="1024"/>
        </table:table-row>
        <table:table-row table:style-name="ro2" table:number-rows-repeated="14">
          <table:table-cell table:number-columns-repeated="1024"/>
        </table:table-row>
        <table:table-row table:style-name="ro4">
          <table:table-cell table:number-columns-repeated="1024"/>
        </table:table-row>
        <table:table-row table:style-name="ro2">
          <table:table-cell table:number-columns-repeated="1024"/>
        </table:table-row>
        <table:table-row table:style-name="ro4">
          <table:table-cell table:number-columns-repeated="1024"/>
        </table:table-row>
        <table:table-row table:style-name="ro2" table:number-rows-repeated="1048498">
          <table:table-cell table:number-columns-repeated="1024"/>
        </table:table-row>
        <table:table-row table:style-name="ro2">
          <table:table-cell table:number-columns-repeated="1024"/>
        </table:table-row>
      </table:table>
      <table:table table:name="Water saturation table" table:style-name="ta1">
        <table:table-column table:style-name="co3" table:default-cell-style-name="Default"/>
        <table:table-column table:style-name="co4" table:default-cell-style-name="Default"/>
        <table:table-column table:style-name="co2" table:number-columns-repeated="1022" table:default-cell-style-name="Default"/>
        <table:table-row table:style-name="ro1">
          <table:table-cell table:number-columns-repeated="1024"/>
        </table:table-row>
        <table:table-row table:style-name="ro2">
          <table:table-cell table:style-name="ce2" office:value-type="string" table:number-columns-spanned="5" table:number-rows-spanned="1">
            <text:p>Saturation Table for water</text:p>
          </table:table-cell>
          <table:covered-table-cell table:number-columns-repeated="4" table:style-name="ce4"/>
          <table:table-cell table:number-columns-repeated="1019"/>
        </table:table-row>
        <table:table-row table:style-name="ro2">
          <table:table-cell table:number-columns-repeated="2" office:value-type="string">
            <text:p>Temperature</text:p>
          </table:table-cell>
          <table:table-cell office:value-type="string">
            <text:p>Pressure</text:p>
          </table:table-cell>
          <table:table-cell office:value-type="string">
            <text:p>Sat. Liq.</text:p>
          </table:table-cell>
          <table:table-cell office:value-type="string">
            <text:p>Sat. Vap.</text:p>
          </table:table-cell>
          <table:table-cell office:value-type="string">
            <text:p>Sat. Liq.</text:p>
          </table:table-cell>
          <table:table-cell office:value-type="string">
            <text:p>Sat. Vap.</text:p>
          </table:table-cell>
          <table:table-cell table:number-columns-repeated="1017"/>
        </table:table-row>
        <table:table-row table:style-name="ro2">
          <table:table-cell table:number-columns-repeated="3"/>
          <table:table-cell table:number-columns-repeated="2" office:value-type="string">
            <text:p>Density</text:p>
          </table:table-cell>
          <table:table-cell table:number-columns-repeated="2" office:value-type="string">
            <text:p>Enthalpy</text:p>
          </table:table-cell>
          <table:table-cell>
            <draw:frame table:end-cell-address="'Water saturation table'.O18" table:end-x="0.6646in" table:end-y="0.1878in" draw:z-index="0" draw:name="Chart 3" draw:style-name="gr1" draw:text-style-name="P1" svg:width="5.2677in" svg:height="2.965in" svg:x="0.3358in" svg:y="0.1398in">
              <draw:object draw:notify-on-update-of-ranges="'Water saturation table'.F6:'Water saturation table'.F43 'Water saturation table'.C6:'Water saturation table'.C43 'Water saturation table'.G6:'Water saturation table'.G43 'Water saturation table'.C6:'Water saturation table'.C43" xlink:href="./Object 1" xlink:type="simple" xlink:show="embed" xlink:actuate="onLoad"/>
              <draw:image xlink:href="./ObjectReplacements/Object 1" xlink:type="simple" xlink:show="embed" xlink:actuate="onLoad"/>
            </draw:frame>
          </table:table-cell>
          <table:table-cell table:number-columns-repeated="1016"/>
        </table:table-row>
        <table:table-row table:style-name="ro2">
          <table:table-cell table:style-name="ce1" office:value-type="string">
            <text:p>°C</text:p>
          </table:table-cell>
          <table:table-cell office:value-type="string">
            <text:p>K</text:p>
          </table:table-cell>
          <table:table-cell office:value-type="string">
            <text:p>kPa</text:p>
          </table:table-cell>
          <table:table-cell office:value-type="string">
            <text:p>kg/m<text:span text:style-name="T1">³</text:span></text:p>
          </table:table-cell>
          <table:table-cell office:value-type="string">
            <text:p>kg/m<text:span text:style-name="T1">³</text:span></text:p>
          </table:table-cell>
          <table:table-cell table:number-columns-repeated="2" office:value-type="string">
            <text:p>kJ/kg</text:p>
          </table:table-cell>
          <table:table-cell table:number-columns-repeated="1017"/>
        </table:table-row>
        <table:table-row table:style-name="ro2">
          <table:table-cell table:style-name="ce3" office:value-type="float" office:value="0.0100001">
            <text:p>0</text:p>
          </table:table-cell>
          <table:table-cell table:style-name="ce5" table:formula="of:=[.A6]+273.15" office:value-type="float" office:value="273.1600001">
            <text:p>273.16</text:p>
          </table:table-cell>
          <table:table-cell table:formula="of:=props(&quot;P&quot;;&quot;T&quot;;[.B6];&quot;Q&quot;;0;&quot;Water&quot;)" office:value-type="float" office:value="0">
            <text:p>#NAME?</text:p>
          </table:table-cell>
          <table:table-cell table:formula="of:=props(&quot;D&quot;;&quot;T&quot;;[.B6];&quot;Q&quot;;0;&quot;Water&quot;)" office:value-type="float" office:value="0">
            <text:p>#NAME?</text:p>
          </table:table-cell>
          <table:table-cell table:formula="of:=props(&quot;D&quot;;&quot;T&quot;;[.B6];&quot;Q&quot;;1;&quot;Water&quot;)" office:value-type="float" office:value="0">
            <text:p>#NAME?</text:p>
          </table:table-cell>
          <table:table-cell table:formula="of:=props(&quot;H&quot;;&quot;T&quot;;[.B6];&quot;Q&quot;;0;&quot;Water&quot;)" office:value-type="float" office:value="0">
            <text:p>#NAME?</text:p>
          </table:table-cell>
          <table:table-cell table:formula="of:=props(&quot;H&quot;;&quot;T&quot;;[.B6];&quot;Q&quot;;1;&quot;Water&quot;)" office:value-type="float" office:value="0">
            <text:p>#NAME?</text:p>
          </table:table-cell>
          <table:table-cell table:number-columns-repeated="1017"/>
        </table:table-row>
        <table:table-row table:style-name="ro2">
          <table:table-cell office:value-type="float" office:value="10">
            <text:p>10</text:p>
          </table:table-cell>
          <table:table-cell table:style-name="ce5" table:formula="of:=[.A7]+273.15" office:value-type="float" office:value="283.15">
            <text:p>283.15</text:p>
          </table:table-cell>
          <table:table-cell table:formula="of:=props(&quot;P&quot;;&quot;T&quot;;[.B7];&quot;Q&quot;;0;&quot;Water&quot;)" office:value-type="float" office:value="0">
            <text:p>#NAME?</text:p>
          </table:table-cell>
          <table:table-cell table:formula="of:=props(&quot;D&quot;;&quot;T&quot;;[.B7];&quot;Q&quot;;0;&quot;Water&quot;)" office:value-type="float" office:value="0">
            <text:p>#NAME?</text:p>
          </table:table-cell>
          <table:table-cell table:formula="of:=props(&quot;D&quot;;&quot;T&quot;;[.B7];&quot;Q&quot;;1;&quot;Water&quot;)" office:value-type="float" office:value="0">
            <text:p>#NAME?</text:p>
          </table:table-cell>
          <table:table-cell table:formula="of:=props(&quot;H&quot;;&quot;T&quot;;[.B7];&quot;Q&quot;;0;&quot;Water&quot;)" office:value-type="float" office:value="0">
            <text:p>#NAME?</text:p>
          </table:table-cell>
          <table:table-cell table:formula="of:=props(&quot;H&quot;;&quot;T&quot;;[.B7];&quot;Q&quot;;1;&quot;Water&quot;)" office:value-type="float" office:value="0">
            <text:p>#NAME?</text:p>
          </table:table-cell>
          <table:table-cell table:number-columns-repeated="1017"/>
        </table:table-row>
        <table:table-row table:style-name="ro2">
          <table:table-cell office:value-type="float" office:value="20">
            <text:p>20</text:p>
          </table:table-cell>
          <table:table-cell table:style-name="ce5" table:formula="of:=[.A8]+273.15" office:value-type="float" office:value="293.15">
            <text:p>293.15</text:p>
          </table:table-cell>
          <table:table-cell table:formula="of:=props(&quot;P&quot;;&quot;T&quot;;[.B8];&quot;Q&quot;;0;&quot;Water&quot;)" office:value-type="float" office:value="0">
            <text:p>#NAME?</text:p>
          </table:table-cell>
          <table:table-cell table:formula="of:=props(&quot;D&quot;;&quot;T&quot;;[.B8];&quot;Q&quot;;0;&quot;Water&quot;)" office:value-type="float" office:value="0">
            <text:p>#NAME?</text:p>
          </table:table-cell>
          <table:table-cell table:formula="of:=props(&quot;D&quot;;&quot;T&quot;;[.B8];&quot;Q&quot;;1;&quot;Water&quot;)" office:value-type="float" office:value="0">
            <text:p>#NAME?</text:p>
          </table:table-cell>
          <table:table-cell table:formula="of:=props(&quot;H&quot;;&quot;T&quot;;[.B8];&quot;Q&quot;;0;&quot;Water&quot;)" office:value-type="float" office:value="0">
            <text:p>#NAME?</text:p>
          </table:table-cell>
          <table:table-cell table:formula="of:=props(&quot;H&quot;;&quot;T&quot;;[.B8];&quot;Q&quot;;1;&quot;Water&quot;)" office:value-type="float" office:value="0">
            <text:p>#NAME?</text:p>
          </table:table-cell>
          <table:table-cell table:number-columns-repeated="1017"/>
        </table:table-row>
        <table:table-row table:style-name="ro2">
          <table:table-cell office:value-type="float" office:value="30">
            <text:p>30</text:p>
          </table:table-cell>
          <table:table-cell table:style-name="ce5" table:formula="of:=[.A9]+273.15" office:value-type="float" office:value="303.15">
            <text:p>303.15</text:p>
          </table:table-cell>
          <table:table-cell table:formula="of:=props(&quot;P&quot;;&quot;T&quot;;[.B9];&quot;Q&quot;;0;&quot;Water&quot;)" office:value-type="float" office:value="0">
            <text:p>#NAME?</text:p>
          </table:table-cell>
          <table:table-cell table:formula="of:=props(&quot;D&quot;;&quot;T&quot;;[.B9];&quot;Q&quot;;0;&quot;Water&quot;)" office:value-type="float" office:value="0">
            <text:p>#NAME?</text:p>
          </table:table-cell>
          <table:table-cell table:formula="of:=props(&quot;D&quot;;&quot;T&quot;;[.B9];&quot;Q&quot;;1;&quot;Water&quot;)" office:value-type="float" office:value="0">
            <text:p>#NAME?</text:p>
          </table:table-cell>
          <table:table-cell table:formula="of:=props(&quot;H&quot;;&quot;T&quot;;[.B9];&quot;Q&quot;;0;&quot;Water&quot;)" office:value-type="float" office:value="0">
            <text:p>#NAME?</text:p>
          </table:table-cell>
          <table:table-cell table:formula="of:=props(&quot;H&quot;;&quot;T&quot;;[.B9];&quot;Q&quot;;1;&quot;Water&quot;)" office:value-type="float" office:value="0">
            <text:p>#NAME?</text:p>
          </table:table-cell>
          <table:table-cell table:number-columns-repeated="1017"/>
        </table:table-row>
        <table:table-row table:style-name="ro2">
          <table:table-cell office:value-type="float" office:value="40">
            <text:p>40</text:p>
          </table:table-cell>
          <table:table-cell table:style-name="ce5" table:formula="of:=[.A10]+273.15" office:value-type="float" office:value="313.15">
            <text:p>313.15</text:p>
          </table:table-cell>
          <table:table-cell table:formula="of:=props(&quot;P&quot;;&quot;T&quot;;[.B10];&quot;Q&quot;;0;&quot;Water&quot;)" office:value-type="float" office:value="0">
            <text:p>#NAME?</text:p>
          </table:table-cell>
          <table:table-cell table:formula="of:=props(&quot;D&quot;;&quot;T&quot;;[.B10];&quot;Q&quot;;0;&quot;Water&quot;)" office:value-type="float" office:value="0">
            <text:p>#NAME?</text:p>
          </table:table-cell>
          <table:table-cell table:formula="of:=props(&quot;D&quot;;&quot;T&quot;;[.B10];&quot;Q&quot;;1;&quot;Water&quot;)" office:value-type="float" office:value="0">
            <text:p>#NAME?</text:p>
          </table:table-cell>
          <table:table-cell table:formula="of:=props(&quot;H&quot;;&quot;T&quot;;[.B10];&quot;Q&quot;;0;&quot;Water&quot;)" office:value-type="float" office:value="0">
            <text:p>#NAME?</text:p>
          </table:table-cell>
          <table:table-cell table:formula="of:=props(&quot;H&quot;;&quot;T&quot;;[.B10];&quot;Q&quot;;1;&quot;Water&quot;)" office:value-type="float" office:value="0">
            <text:p>#NAME?</text:p>
          </table:table-cell>
          <table:table-cell table:number-columns-repeated="1017"/>
        </table:table-row>
        <table:table-row table:style-name="ro2">
          <table:table-cell office:value-type="float" office:value="50">
            <text:p>50</text:p>
          </table:table-cell>
          <table:table-cell table:style-name="ce5" table:formula="of:=[.A11]+273.15" office:value-type="float" office:value="323.15">
            <text:p>323.15</text:p>
          </table:table-cell>
          <table:table-cell table:formula="of:=props(&quot;P&quot;;&quot;T&quot;;[.B11];&quot;Q&quot;;0;&quot;Water&quot;)" office:value-type="float" office:value="0">
            <text:p>#NAME?</text:p>
          </table:table-cell>
          <table:table-cell table:formula="of:=props(&quot;D&quot;;&quot;T&quot;;[.B11];&quot;Q&quot;;0;&quot;Water&quot;)" office:value-type="float" office:value="0">
            <text:p>#NAME?</text:p>
          </table:table-cell>
          <table:table-cell table:formula="of:=props(&quot;D&quot;;&quot;T&quot;;[.B11];&quot;Q&quot;;1;&quot;Water&quot;)" office:value-type="float" office:value="0">
            <text:p>#NAME?</text:p>
          </table:table-cell>
          <table:table-cell table:formula="of:=props(&quot;H&quot;;&quot;T&quot;;[.B11];&quot;Q&quot;;0;&quot;Water&quot;)" office:value-type="float" office:value="0">
            <text:p>#NAME?</text:p>
          </table:table-cell>
          <table:table-cell table:formula="of:=props(&quot;H&quot;;&quot;T&quot;;[.B11];&quot;Q&quot;;1;&quot;Water&quot;)" office:value-type="float" office:value="0">
            <text:p>#NAME?</text:p>
          </table:table-cell>
          <table:table-cell table:number-columns-repeated="1017"/>
        </table:table-row>
        <table:table-row table:style-name="ro2">
          <table:table-cell office:value-type="float" office:value="60">
            <text:p>60</text:p>
          </table:table-cell>
          <table:table-cell table:style-name="ce5" table:formula="of:=[.A12]+273.15" office:value-type="float" office:value="333.15">
            <text:p>333.15</text:p>
          </table:table-cell>
          <table:table-cell table:formula="of:=props(&quot;P&quot;;&quot;T&quot;;[.B12];&quot;Q&quot;;0;&quot;Water&quot;)" office:value-type="float" office:value="0">
            <text:p>#NAME?</text:p>
          </table:table-cell>
          <table:table-cell table:formula="of:=props(&quot;D&quot;;&quot;T&quot;;[.B12];&quot;Q&quot;;0;&quot;Water&quot;)" office:value-type="float" office:value="0">
            <text:p>#NAME?</text:p>
          </table:table-cell>
          <table:table-cell table:formula="of:=props(&quot;D&quot;;&quot;T&quot;;[.B12];&quot;Q&quot;;1;&quot;Water&quot;)" office:value-type="float" office:value="0">
            <text:p>#NAME?</text:p>
          </table:table-cell>
          <table:table-cell table:formula="of:=props(&quot;H&quot;;&quot;T&quot;;[.B12];&quot;Q&quot;;0;&quot;Water&quot;)" office:value-type="float" office:value="0">
            <text:p>#NAME?</text:p>
          </table:table-cell>
          <table:table-cell table:formula="of:=props(&quot;H&quot;;&quot;T&quot;;[.B12];&quot;Q&quot;;1;&quot;Water&quot;)" office:value-type="float" office:value="0">
            <text:p>#NAME?</text:p>
          </table:table-cell>
          <table:table-cell table:number-columns-repeated="1017"/>
        </table:table-row>
        <table:table-row table:style-name="ro2">
          <table:table-cell office:value-type="float" office:value="70">
            <text:p>70</text:p>
          </table:table-cell>
          <table:table-cell table:style-name="ce5" table:formula="of:=[.A13]+273.15" office:value-type="float" office:value="343.15">
            <text:p>343.15</text:p>
          </table:table-cell>
          <table:table-cell table:formula="of:=props(&quot;P&quot;;&quot;T&quot;;[.B13];&quot;Q&quot;;0;&quot;Water&quot;)" office:value-type="float" office:value="0">
            <text:p>#NAME?</text:p>
          </table:table-cell>
          <table:table-cell table:formula="of:=props(&quot;D&quot;;&quot;T&quot;;[.B13];&quot;Q&quot;;0;&quot;Water&quot;)" office:value-type="float" office:value="0">
            <text:p>#NAME?</text:p>
          </table:table-cell>
          <table:table-cell table:formula="of:=props(&quot;D&quot;;&quot;T&quot;;[.B13];&quot;Q&quot;;1;&quot;Water&quot;)" office:value-type="float" office:value="0">
            <text:p>#NAME?</text:p>
          </table:table-cell>
          <table:table-cell table:formula="of:=props(&quot;H&quot;;&quot;T&quot;;[.B13];&quot;Q&quot;;0;&quot;Water&quot;)" office:value-type="float" office:value="0">
            <text:p>#NAME?</text:p>
          </table:table-cell>
          <table:table-cell table:formula="of:=props(&quot;H&quot;;&quot;T&quot;;[.B13];&quot;Q&quot;;1;&quot;Water&quot;)" office:value-type="float" office:value="0">
            <text:p>#NAME?</text:p>
          </table:table-cell>
          <table:table-cell table:number-columns-repeated="1017"/>
        </table:table-row>
        <table:table-row table:style-name="ro2">
          <table:table-cell office:value-type="float" office:value="80">
            <text:p>80</text:p>
          </table:table-cell>
          <table:table-cell table:style-name="ce5" table:formula="of:=[.A14]+273.15" office:value-type="float" office:value="353.15">
            <text:p>353.15</text:p>
          </table:table-cell>
          <table:table-cell table:formula="of:=props(&quot;P&quot;;&quot;T&quot;;[.B14];&quot;Q&quot;;0;&quot;Water&quot;)" office:value-type="float" office:value="0">
            <text:p>#NAME?</text:p>
          </table:table-cell>
          <table:table-cell table:formula="of:=props(&quot;D&quot;;&quot;T&quot;;[.B14];&quot;Q&quot;;0;&quot;Water&quot;)" office:value-type="float" office:value="0">
            <text:p>#NAME?</text:p>
          </table:table-cell>
          <table:table-cell table:formula="of:=props(&quot;D&quot;;&quot;T&quot;;[.B14];&quot;Q&quot;;1;&quot;Water&quot;)" office:value-type="float" office:value="0">
            <text:p>#NAME?</text:p>
          </table:table-cell>
          <table:table-cell table:formula="of:=props(&quot;H&quot;;&quot;T&quot;;[.B14];&quot;Q&quot;;0;&quot;Water&quot;)" office:value-type="float" office:value="0">
            <text:p>#NAME?</text:p>
          </table:table-cell>
          <table:table-cell table:formula="of:=props(&quot;H&quot;;&quot;T&quot;;[.B14];&quot;Q&quot;;1;&quot;Water&quot;)" office:value-type="float" office:value="0">
            <text:p>#NAME?</text:p>
          </table:table-cell>
          <table:table-cell table:number-columns-repeated="1017"/>
        </table:table-row>
        <table:table-row table:style-name="ro2">
          <table:table-cell office:value-type="float" office:value="90">
            <text:p>90</text:p>
          </table:table-cell>
          <table:table-cell table:style-name="ce5" table:formula="of:=[.A15]+273.15" office:value-type="float" office:value="363.15">
            <text:p>363.15</text:p>
          </table:table-cell>
          <table:table-cell table:formula="of:=props(&quot;P&quot;;&quot;T&quot;;[.B15];&quot;Q&quot;;0;&quot;Water&quot;)" office:value-type="float" office:value="0">
            <text:p>#NAME?</text:p>
          </table:table-cell>
          <table:table-cell table:formula="of:=props(&quot;D&quot;;&quot;T&quot;;[.B15];&quot;Q&quot;;0;&quot;Water&quot;)" office:value-type="float" office:value="0">
            <text:p>#NAME?</text:p>
          </table:table-cell>
          <table:table-cell table:formula="of:=props(&quot;D&quot;;&quot;T&quot;;[.B15];&quot;Q&quot;;1;&quot;Water&quot;)" office:value-type="float" office:value="0">
            <text:p>#NAME?</text:p>
          </table:table-cell>
          <table:table-cell table:formula="of:=props(&quot;H&quot;;&quot;T&quot;;[.B15];&quot;Q&quot;;0;&quot;Water&quot;)" office:value-type="float" office:value="0">
            <text:p>#NAME?</text:p>
          </table:table-cell>
          <table:table-cell table:formula="of:=props(&quot;H&quot;;&quot;T&quot;;[.B15];&quot;Q&quot;;1;&quot;Water&quot;)" office:value-type="float" office:value="0">
            <text:p>#NAME?</text:p>
          </table:table-cell>
          <table:table-cell table:number-columns-repeated="1017"/>
        </table:table-row>
        <table:table-row table:style-name="ro2">
          <table:table-cell office:value-type="float" office:value="100">
            <text:p>100</text:p>
          </table:table-cell>
          <table:table-cell table:style-name="ce5" table:formula="of:=[.A16]+273.15" office:value-type="float" office:value="373.15">
            <text:p>373.15</text:p>
          </table:table-cell>
          <table:table-cell table:formula="of:=props(&quot;P&quot;;&quot;T&quot;;[.B16];&quot;Q&quot;;0;&quot;Water&quot;)" office:value-type="float" office:value="0">
            <text:p>#NAME?</text:p>
          </table:table-cell>
          <table:table-cell table:formula="of:=props(&quot;D&quot;;&quot;T&quot;;[.B16];&quot;Q&quot;;0;&quot;Water&quot;)" office:value-type="float" office:value="0">
            <text:p>#NAME?</text:p>
          </table:table-cell>
          <table:table-cell table:formula="of:=props(&quot;D&quot;;&quot;T&quot;;[.B16];&quot;Q&quot;;1;&quot;Water&quot;)" office:value-type="float" office:value="0">
            <text:p>#NAME?</text:p>
          </table:table-cell>
          <table:table-cell table:formula="of:=props(&quot;H&quot;;&quot;T&quot;;[.B16];&quot;Q&quot;;0;&quot;Water&quot;)" office:value-type="float" office:value="0">
            <text:p>#NAME?</text:p>
          </table:table-cell>
          <table:table-cell table:formula="of:=props(&quot;H&quot;;&quot;T&quot;;[.B16];&quot;Q&quot;;1;&quot;Water&quot;)" office:value-type="float" office:value="0">
            <text:p>#NAME?</text:p>
          </table:table-cell>
          <table:table-cell table:number-columns-repeated="1017"/>
        </table:table-row>
        <table:table-row table:style-name="ro2">
          <table:table-cell office:value-type="float" office:value="110">
            <text:p>110</text:p>
          </table:table-cell>
          <table:table-cell table:style-name="ce5" table:formula="of:=[.A17]+273.15" office:value-type="float" office:value="383.15">
            <text:p>383.15</text:p>
          </table:table-cell>
          <table:table-cell table:formula="of:=props(&quot;P&quot;;&quot;T&quot;;[.B17];&quot;Q&quot;;0;&quot;Water&quot;)" office:value-type="float" office:value="0">
            <text:p>#NAME?</text:p>
          </table:table-cell>
          <table:table-cell table:formula="of:=props(&quot;D&quot;;&quot;T&quot;;[.B17];&quot;Q&quot;;0;&quot;Water&quot;)" office:value-type="float" office:value="0">
            <text:p>#NAME?</text:p>
          </table:table-cell>
          <table:table-cell table:formula="of:=props(&quot;D&quot;;&quot;T&quot;;[.B17];&quot;Q&quot;;1;&quot;Water&quot;)" office:value-type="float" office:value="0">
            <text:p>#NAME?</text:p>
          </table:table-cell>
          <table:table-cell table:formula="of:=props(&quot;H&quot;;&quot;T&quot;;[.B17];&quot;Q&quot;;0;&quot;Water&quot;)" office:value-type="float" office:value="0">
            <text:p>#NAME?</text:p>
          </table:table-cell>
          <table:table-cell table:formula="of:=props(&quot;H&quot;;&quot;T&quot;;[.B17];&quot;Q&quot;;1;&quot;Water&quot;)" office:value-type="float" office:value="0">
            <text:p>#NAME?</text:p>
          </table:table-cell>
          <table:table-cell table:number-columns-repeated="1017"/>
        </table:table-row>
        <table:table-row table:style-name="ro2">
          <table:table-cell office:value-type="float" office:value="120">
            <text:p>120</text:p>
          </table:table-cell>
          <table:table-cell table:style-name="ce5" table:formula="of:=[.A18]+273.15" office:value-type="float" office:value="393.15">
            <text:p>393.15</text:p>
          </table:table-cell>
          <table:table-cell table:formula="of:=props(&quot;P&quot;;&quot;T&quot;;[.B18];&quot;Q&quot;;0;&quot;Water&quot;)" office:value-type="float" office:value="0">
            <text:p>#NAME?</text:p>
          </table:table-cell>
          <table:table-cell table:formula="of:=props(&quot;D&quot;;&quot;T&quot;;[.B18];&quot;Q&quot;;0;&quot;Water&quot;)" office:value-type="float" office:value="0">
            <text:p>#NAME?</text:p>
          </table:table-cell>
          <table:table-cell table:formula="of:=props(&quot;D&quot;;&quot;T&quot;;[.B18];&quot;Q&quot;;1;&quot;Water&quot;)" office:value-type="float" office:value="0">
            <text:p>#NAME?</text:p>
          </table:table-cell>
          <table:table-cell table:formula="of:=props(&quot;H&quot;;&quot;T&quot;;[.B18];&quot;Q&quot;;0;&quot;Water&quot;)" office:value-type="float" office:value="0">
            <text:p>#NAME?</text:p>
          </table:table-cell>
          <table:table-cell table:formula="of:=props(&quot;H&quot;;&quot;T&quot;;[.B18];&quot;Q&quot;;1;&quot;Water&quot;)" office:value-type="float" office:value="0">
            <text:p>#NAME?</text:p>
          </table:table-cell>
          <table:table-cell table:number-columns-repeated="1017"/>
        </table:table-row>
        <table:table-row table:style-name="ro2">
          <table:table-cell office:value-type="float" office:value="130">
            <text:p>130</text:p>
          </table:table-cell>
          <table:table-cell table:style-name="ce5" table:formula="of:=[.A19]+273.15" office:value-type="float" office:value="403.15">
            <text:p>403.15</text:p>
          </table:table-cell>
          <table:table-cell table:formula="of:=props(&quot;P&quot;;&quot;T&quot;;[.B19];&quot;Q&quot;;0;&quot;Water&quot;)" office:value-type="float" office:value="0">
            <text:p>#NAME?</text:p>
          </table:table-cell>
          <table:table-cell table:formula="of:=props(&quot;D&quot;;&quot;T&quot;;[.B19];&quot;Q&quot;;0;&quot;Water&quot;)" office:value-type="float" office:value="0">
            <text:p>#NAME?</text:p>
          </table:table-cell>
          <table:table-cell table:formula="of:=props(&quot;D&quot;;&quot;T&quot;;[.B19];&quot;Q&quot;;1;&quot;Water&quot;)" office:value-type="float" office:value="0">
            <text:p>#NAME?</text:p>
          </table:table-cell>
          <table:table-cell table:formula="of:=props(&quot;H&quot;;&quot;T&quot;;[.B19];&quot;Q&quot;;0;&quot;Water&quot;)" office:value-type="float" office:value="0">
            <text:p>#NAME?</text:p>
          </table:table-cell>
          <table:table-cell table:formula="of:=props(&quot;H&quot;;&quot;T&quot;;[.B19];&quot;Q&quot;;1;&quot;Water&quot;)" office:value-type="float" office:value="0">
            <text:p>#NAME?</text:p>
          </table:table-cell>
          <table:table-cell table:number-columns-repeated="1017"/>
        </table:table-row>
        <table:table-row table:style-name="ro2">
          <table:table-cell office:value-type="float" office:value="140">
            <text:p>140</text:p>
          </table:table-cell>
          <table:table-cell table:style-name="ce5" table:formula="of:=[.A20]+273.15" office:value-type="float" office:value="413.15">
            <text:p>413.15</text:p>
          </table:table-cell>
          <table:table-cell table:formula="of:=props(&quot;P&quot;;&quot;T&quot;;[.B20];&quot;Q&quot;;0;&quot;Water&quot;)" office:value-type="float" office:value="0">
            <text:p>#NAME?</text:p>
          </table:table-cell>
          <table:table-cell table:formula="of:=props(&quot;D&quot;;&quot;T&quot;;[.B20];&quot;Q&quot;;0;&quot;Water&quot;)" office:value-type="float" office:value="0">
            <text:p>#NAME?</text:p>
          </table:table-cell>
          <table:table-cell table:formula="of:=props(&quot;D&quot;;&quot;T&quot;;[.B20];&quot;Q&quot;;1;&quot;Water&quot;)" office:value-type="float" office:value="0">
            <text:p>#NAME?</text:p>
          </table:table-cell>
          <table:table-cell table:formula="of:=props(&quot;H&quot;;&quot;T&quot;;[.B20];&quot;Q&quot;;0;&quot;Water&quot;)" office:value-type="float" office:value="0">
            <text:p>#NAME?</text:p>
          </table:table-cell>
          <table:table-cell table:formula="of:=props(&quot;H&quot;;&quot;T&quot;;[.B20];&quot;Q&quot;;1;&quot;Water&quot;)" office:value-type="float" office:value="0">
            <text:p>#NAME?</text:p>
          </table:table-cell>
          <table:table-cell table:number-columns-repeated="1017"/>
        </table:table-row>
        <table:table-row table:style-name="ro2">
          <table:table-cell office:value-type="float" office:value="150">
            <text:p>150</text:p>
          </table:table-cell>
          <table:table-cell table:style-name="ce5" table:formula="of:=[.A21]+273.15" office:value-type="float" office:value="423.15">
            <text:p>423.15</text:p>
          </table:table-cell>
          <table:table-cell table:formula="of:=props(&quot;P&quot;;&quot;T&quot;;[.B21];&quot;Q&quot;;0;&quot;Water&quot;)" office:value-type="float" office:value="0">
            <text:p>#NAME?</text:p>
          </table:table-cell>
          <table:table-cell table:formula="of:=props(&quot;D&quot;;&quot;T&quot;;[.B21];&quot;Q&quot;;0;&quot;Water&quot;)" office:value-type="float" office:value="0">
            <text:p>#NAME?</text:p>
          </table:table-cell>
          <table:table-cell table:formula="of:=props(&quot;D&quot;;&quot;T&quot;;[.B21];&quot;Q&quot;;1;&quot;Water&quot;)" office:value-type="float" office:value="0">
            <text:p>#NAME?</text:p>
          </table:table-cell>
          <table:table-cell table:formula="of:=props(&quot;H&quot;;&quot;T&quot;;[.B21];&quot;Q&quot;;0;&quot;Water&quot;)" office:value-type="float" office:value="0">
            <text:p>#NAME?</text:p>
          </table:table-cell>
          <table:table-cell table:formula="of:=props(&quot;H&quot;;&quot;T&quot;;[.B21];&quot;Q&quot;;1;&quot;Water&quot;)" office:value-type="float" office:value="0">
            <text:p>#NAME?</text:p>
          </table:table-cell>
          <table:table-cell table:number-columns-repeated="1017"/>
        </table:table-row>
        <table:table-row table:style-name="ro2">
          <table:table-cell office:value-type="float" office:value="160">
            <text:p>160</text:p>
          </table:table-cell>
          <table:table-cell table:style-name="ce5" table:formula="of:=[.A22]+273.15" office:value-type="float" office:value="433.15">
            <text:p>433.15</text:p>
          </table:table-cell>
          <table:table-cell table:formula="of:=props(&quot;P&quot;;&quot;T&quot;;[.B22];&quot;Q&quot;;0;&quot;Water&quot;)" office:value-type="float" office:value="0">
            <text:p>#NAME?</text:p>
          </table:table-cell>
          <table:table-cell table:formula="of:=props(&quot;D&quot;;&quot;T&quot;;[.B22];&quot;Q&quot;;0;&quot;Water&quot;)" office:value-type="float" office:value="0">
            <text:p>#NAME?</text:p>
          </table:table-cell>
          <table:table-cell table:formula="of:=props(&quot;D&quot;;&quot;T&quot;;[.B22];&quot;Q&quot;;1;&quot;Water&quot;)" office:value-type="float" office:value="0">
            <text:p>#NAME?</text:p>
          </table:table-cell>
          <table:table-cell table:formula="of:=props(&quot;H&quot;;&quot;T&quot;;[.B22];&quot;Q&quot;;0;&quot;Water&quot;)" office:value-type="float" office:value="0">
            <text:p>#NAME?</text:p>
          </table:table-cell>
          <table:table-cell table:formula="of:=props(&quot;H&quot;;&quot;T&quot;;[.B22];&quot;Q&quot;;1;&quot;Water&quot;)" office:value-type="float" office:value="0">
            <text:p>#NAME?</text:p>
          </table:table-cell>
          <table:table-cell table:number-columns-repeated="1017"/>
        </table:table-row>
        <table:table-row table:style-name="ro2">
          <table:table-cell office:value-type="float" office:value="170">
            <text:p>170</text:p>
          </table:table-cell>
          <table:table-cell table:style-name="ce5" table:formula="of:=[.A23]+273.15" office:value-type="float" office:value="443.15">
            <text:p>443.15</text:p>
          </table:table-cell>
          <table:table-cell table:formula="of:=props(&quot;P&quot;;&quot;T&quot;;[.B23];&quot;Q&quot;;0;&quot;Water&quot;)" office:value-type="float" office:value="0">
            <text:p>#NAME?</text:p>
          </table:table-cell>
          <table:table-cell table:formula="of:=props(&quot;D&quot;;&quot;T&quot;;[.B23];&quot;Q&quot;;0;&quot;Water&quot;)" office:value-type="float" office:value="0">
            <text:p>#NAME?</text:p>
          </table:table-cell>
          <table:table-cell table:formula="of:=props(&quot;D&quot;;&quot;T&quot;;[.B23];&quot;Q&quot;;1;&quot;Water&quot;)" office:value-type="float" office:value="0">
            <text:p>#NAME?</text:p>
          </table:table-cell>
          <table:table-cell table:formula="of:=props(&quot;H&quot;;&quot;T&quot;;[.B23];&quot;Q&quot;;0;&quot;Water&quot;)" office:value-type="float" office:value="0">
            <text:p>#NAME?</text:p>
          </table:table-cell>
          <table:table-cell table:formula="of:=props(&quot;H&quot;;&quot;T&quot;;[.B23];&quot;Q&quot;;1;&quot;Water&quot;)" office:value-type="float" office:value="0">
            <text:p>#NAME?</text:p>
          </table:table-cell>
          <table:table-cell table:number-columns-repeated="1017"/>
        </table:table-row>
        <table:table-row table:style-name="ro2">
          <table:table-cell office:value-type="float" office:value="180">
            <text:p>180</text:p>
          </table:table-cell>
          <table:table-cell table:style-name="ce5" table:formula="of:=[.A24]+273.15" office:value-type="float" office:value="453.15">
            <text:p>453.15</text:p>
          </table:table-cell>
          <table:table-cell table:formula="of:=props(&quot;P&quot;;&quot;T&quot;;[.B24];&quot;Q&quot;;0;&quot;Water&quot;)" office:value-type="float" office:value="0">
            <text:p>#NAME?</text:p>
          </table:table-cell>
          <table:table-cell table:formula="of:=props(&quot;D&quot;;&quot;T&quot;;[.B24];&quot;Q&quot;;0;&quot;Water&quot;)" office:value-type="float" office:value="0">
            <text:p>#NAME?</text:p>
          </table:table-cell>
          <table:table-cell table:formula="of:=props(&quot;D&quot;;&quot;T&quot;;[.B24];&quot;Q&quot;;1;&quot;Water&quot;)" office:value-type="float" office:value="0">
            <text:p>#NAME?</text:p>
          </table:table-cell>
          <table:table-cell table:formula="of:=props(&quot;H&quot;;&quot;T&quot;;[.B24];&quot;Q&quot;;0;&quot;Water&quot;)" office:value-type="float" office:value="0">
            <text:p>#NAME?</text:p>
          </table:table-cell>
          <table:table-cell table:formula="of:=props(&quot;H&quot;;&quot;T&quot;;[.B24];&quot;Q&quot;;1;&quot;Water&quot;)" office:value-type="float" office:value="0">
            <text:p>#NAME?</text:p>
          </table:table-cell>
          <table:table-cell table:number-columns-repeated="1017"/>
        </table:table-row>
        <table:table-row table:style-name="ro2">
          <table:table-cell office:value-type="float" office:value="190">
            <text:p>190</text:p>
          </table:table-cell>
          <table:table-cell table:style-name="ce5" table:formula="of:=[.A25]+273.15" office:value-type="float" office:value="463.15">
            <text:p>463.15</text:p>
          </table:table-cell>
          <table:table-cell table:formula="of:=props(&quot;P&quot;;&quot;T&quot;;[.B25];&quot;Q&quot;;0;&quot;Water&quot;)" office:value-type="float" office:value="0">
            <text:p>#NAME?</text:p>
          </table:table-cell>
          <table:table-cell table:formula="of:=props(&quot;D&quot;;&quot;T&quot;;[.B25];&quot;Q&quot;;0;&quot;Water&quot;)" office:value-type="float" office:value="0">
            <text:p>#NAME?</text:p>
          </table:table-cell>
          <table:table-cell table:formula="of:=props(&quot;D&quot;;&quot;T&quot;;[.B25];&quot;Q&quot;;1;&quot;Water&quot;)" office:value-type="float" office:value="0">
            <text:p>#NAME?</text:p>
          </table:table-cell>
          <table:table-cell table:formula="of:=props(&quot;H&quot;;&quot;T&quot;;[.B25];&quot;Q&quot;;0;&quot;Water&quot;)" office:value-type="float" office:value="0">
            <text:p>#NAME?</text:p>
          </table:table-cell>
          <table:table-cell table:formula="of:=props(&quot;H&quot;;&quot;T&quot;;[.B25];&quot;Q&quot;;1;&quot;Water&quot;)" office:value-type="float" office:value="0">
            <text:p>#NAME?</text:p>
          </table:table-cell>
          <table:table-cell table:number-columns-repeated="1017"/>
        </table:table-row>
        <table:table-row table:style-name="ro2">
          <table:table-cell office:value-type="float" office:value="200">
            <text:p>200</text:p>
          </table:table-cell>
          <table:table-cell table:style-name="ce5" table:formula="of:=[.A26]+273.15" office:value-type="float" office:value="473.15">
            <text:p>473.15</text:p>
          </table:table-cell>
          <table:table-cell table:formula="of:=props(&quot;P&quot;;&quot;T&quot;;[.B26];&quot;Q&quot;;0;&quot;Water&quot;)" office:value-type="float" office:value="0">
            <text:p>#NAME?</text:p>
          </table:table-cell>
          <table:table-cell table:formula="of:=props(&quot;D&quot;;&quot;T&quot;;[.B26];&quot;Q&quot;;0;&quot;Water&quot;)" office:value-type="float" office:value="0">
            <text:p>#NAME?</text:p>
          </table:table-cell>
          <table:table-cell table:formula="of:=props(&quot;D&quot;;&quot;T&quot;;[.B26];&quot;Q&quot;;1;&quot;Water&quot;)" office:value-type="float" office:value="0">
            <text:p>#NAME?</text:p>
          </table:table-cell>
          <table:table-cell table:formula="of:=props(&quot;H&quot;;&quot;T&quot;;[.B26];&quot;Q&quot;;0;&quot;Water&quot;)" office:value-type="float" office:value="0">
            <text:p>#NAME?</text:p>
          </table:table-cell>
          <table:table-cell table:formula="of:=props(&quot;H&quot;;&quot;T&quot;;[.B26];&quot;Q&quot;;1;&quot;Water&quot;)" office:value-type="float" office:value="0">
            <text:p>#NAME?</text:p>
          </table:table-cell>
          <table:table-cell table:number-columns-repeated="1017"/>
        </table:table-row>
        <table:table-row table:style-name="ro2">
          <table:table-cell office:value-type="float" office:value="210">
            <text:p>210</text:p>
          </table:table-cell>
          <table:table-cell table:style-name="ce5" table:formula="of:=[.A27]+273.15" office:value-type="float" office:value="483.15">
            <text:p>483.15</text:p>
          </table:table-cell>
          <table:table-cell table:formula="of:=props(&quot;P&quot;;&quot;T&quot;;[.B27];&quot;Q&quot;;0;&quot;Water&quot;)" office:value-type="float" office:value="0">
            <text:p>#NAME?</text:p>
          </table:table-cell>
          <table:table-cell table:formula="of:=props(&quot;D&quot;;&quot;T&quot;;[.B27];&quot;Q&quot;;0;&quot;Water&quot;)" office:value-type="float" office:value="0">
            <text:p>#NAME?</text:p>
          </table:table-cell>
          <table:table-cell table:formula="of:=props(&quot;D&quot;;&quot;T&quot;;[.B27];&quot;Q&quot;;1;&quot;Water&quot;)" office:value-type="float" office:value="0">
            <text:p>#NAME?</text:p>
          </table:table-cell>
          <table:table-cell table:formula="of:=props(&quot;H&quot;;&quot;T&quot;;[.B27];&quot;Q&quot;;0;&quot;Water&quot;)" office:value-type="float" office:value="0">
            <text:p>#NAME?</text:p>
          </table:table-cell>
          <table:table-cell table:formula="of:=props(&quot;H&quot;;&quot;T&quot;;[.B27];&quot;Q&quot;;1;&quot;Water&quot;)" office:value-type="float" office:value="0">
            <text:p>#NAME?</text:p>
          </table:table-cell>
          <table:table-cell table:number-columns-repeated="1017"/>
        </table:table-row>
        <table:table-row table:style-name="ro2">
          <table:table-cell office:value-type="float" office:value="220">
            <text:p>220</text:p>
          </table:table-cell>
          <table:table-cell table:style-name="ce5" table:formula="of:=[.A28]+273.15" office:value-type="float" office:value="493.15">
            <text:p>493.15</text:p>
          </table:table-cell>
          <table:table-cell table:formula="of:=props(&quot;P&quot;;&quot;T&quot;;[.B28];&quot;Q&quot;;0;&quot;Water&quot;)" office:value-type="float" office:value="0">
            <text:p>#NAME?</text:p>
          </table:table-cell>
          <table:table-cell table:formula="of:=props(&quot;D&quot;;&quot;T&quot;;[.B28];&quot;Q&quot;;0;&quot;Water&quot;)" office:value-type="float" office:value="0">
            <text:p>#NAME?</text:p>
          </table:table-cell>
          <table:table-cell table:formula="of:=props(&quot;D&quot;;&quot;T&quot;;[.B28];&quot;Q&quot;;1;&quot;Water&quot;)" office:value-type="float" office:value="0">
            <text:p>#NAME?</text:p>
          </table:table-cell>
          <table:table-cell table:formula="of:=props(&quot;H&quot;;&quot;T&quot;;[.B28];&quot;Q&quot;;0;&quot;Water&quot;)" office:value-type="float" office:value="0">
            <text:p>#NAME?</text:p>
          </table:table-cell>
          <table:table-cell table:formula="of:=props(&quot;H&quot;;&quot;T&quot;;[.B28];&quot;Q&quot;;1;&quot;Water&quot;)" office:value-type="float" office:value="0">
            <text:p>#NAME?</text:p>
          </table:table-cell>
          <table:table-cell table:number-columns-repeated="1017"/>
        </table:table-row>
        <table:table-row table:style-name="ro2">
          <table:table-cell office:value-type="float" office:value="230">
            <text:p>230</text:p>
          </table:table-cell>
          <table:table-cell table:style-name="ce5" table:formula="of:=[.A29]+273.15" office:value-type="float" office:value="503.15">
            <text:p>503.15</text:p>
          </table:table-cell>
          <table:table-cell table:formula="of:=props(&quot;P&quot;;&quot;T&quot;;[.B29];&quot;Q&quot;;0;&quot;Water&quot;)" office:value-type="float" office:value="0">
            <text:p>#NAME?</text:p>
          </table:table-cell>
          <table:table-cell table:formula="of:=props(&quot;D&quot;;&quot;T&quot;;[.B29];&quot;Q&quot;;0;&quot;Water&quot;)" office:value-type="float" office:value="0">
            <text:p>#NAME?</text:p>
          </table:table-cell>
          <table:table-cell table:formula="of:=props(&quot;D&quot;;&quot;T&quot;;[.B29];&quot;Q&quot;;1;&quot;Water&quot;)" office:value-type="float" office:value="0">
            <text:p>#NAME?</text:p>
          </table:table-cell>
          <table:table-cell table:formula="of:=props(&quot;H&quot;;&quot;T&quot;;[.B29];&quot;Q&quot;;0;&quot;Water&quot;)" office:value-type="float" office:value="0">
            <text:p>#NAME?</text:p>
          </table:table-cell>
          <table:table-cell table:formula="of:=props(&quot;H&quot;;&quot;T&quot;;[.B29];&quot;Q&quot;;1;&quot;Water&quot;)" office:value-type="float" office:value="0">
            <text:p>#NAME?</text:p>
          </table:table-cell>
          <table:table-cell table:number-columns-repeated="1017"/>
        </table:table-row>
        <table:table-row table:style-name="ro2">
          <table:table-cell office:value-type="float" office:value="240">
            <text:p>240</text:p>
          </table:table-cell>
          <table:table-cell table:style-name="ce5" table:formula="of:=[.A30]+273.15" office:value-type="float" office:value="513.15">
            <text:p>513.15</text:p>
          </table:table-cell>
          <table:table-cell table:formula="of:=props(&quot;P&quot;;&quot;T&quot;;[.B30];&quot;Q&quot;;0;&quot;Water&quot;)" office:value-type="float" office:value="0">
            <text:p>#NAME?</text:p>
          </table:table-cell>
          <table:table-cell table:formula="of:=props(&quot;D&quot;;&quot;T&quot;;[.B30];&quot;Q&quot;;0;&quot;Water&quot;)" office:value-type="float" office:value="0">
            <text:p>#NAME?</text:p>
          </table:table-cell>
          <table:table-cell table:formula="of:=props(&quot;D&quot;;&quot;T&quot;;[.B30];&quot;Q&quot;;1;&quot;Water&quot;)" office:value-type="float" office:value="0">
            <text:p>#NAME?</text:p>
          </table:table-cell>
          <table:table-cell table:formula="of:=props(&quot;H&quot;;&quot;T&quot;;[.B30];&quot;Q&quot;;0;&quot;Water&quot;)" office:value-type="float" office:value="0">
            <text:p>#NAME?</text:p>
          </table:table-cell>
          <table:table-cell table:formula="of:=props(&quot;H&quot;;&quot;T&quot;;[.B30];&quot;Q&quot;;1;&quot;Water&quot;)" office:value-type="float" office:value="0">
            <text:p>#NAME?</text:p>
          </table:table-cell>
          <table:table-cell table:number-columns-repeated="1017"/>
        </table:table-row>
        <table:table-row table:style-name="ro2">
          <table:table-cell office:value-type="float" office:value="250">
            <text:p>250</text:p>
          </table:table-cell>
          <table:table-cell table:style-name="ce5" table:formula="of:=[.A31]+273.15" office:value-type="float" office:value="523.15">
            <text:p>523.15</text:p>
          </table:table-cell>
          <table:table-cell table:formula="of:=props(&quot;P&quot;;&quot;T&quot;;[.B31];&quot;Q&quot;;0;&quot;Water&quot;)" office:value-type="float" office:value="0">
            <text:p>#NAME?</text:p>
          </table:table-cell>
          <table:table-cell table:formula="of:=props(&quot;D&quot;;&quot;T&quot;;[.B31];&quot;Q&quot;;0;&quot;Water&quot;)" office:value-type="float" office:value="0">
            <text:p>#NAME?</text:p>
          </table:table-cell>
          <table:table-cell table:formula="of:=props(&quot;D&quot;;&quot;T&quot;;[.B31];&quot;Q&quot;;1;&quot;Water&quot;)" office:value-type="float" office:value="0">
            <text:p>#NAME?</text:p>
          </table:table-cell>
          <table:table-cell table:formula="of:=props(&quot;H&quot;;&quot;T&quot;;[.B31];&quot;Q&quot;;0;&quot;Water&quot;)" office:value-type="float" office:value="0">
            <text:p>#NAME?</text:p>
          </table:table-cell>
          <table:table-cell table:formula="of:=props(&quot;H&quot;;&quot;T&quot;;[.B31];&quot;Q&quot;;1;&quot;Water&quot;)" office:value-type="float" office:value="0">
            <text:p>#NAME?</text:p>
          </table:table-cell>
          <table:table-cell table:number-columns-repeated="1017"/>
        </table:table-row>
        <table:table-row table:style-name="ro2">
          <table:table-cell office:value-type="float" office:value="260">
            <text:p>260</text:p>
          </table:table-cell>
          <table:table-cell table:style-name="ce5" table:formula="of:=[.A32]+273.15" office:value-type="float" office:value="533.15">
            <text:p>533.15</text:p>
          </table:table-cell>
          <table:table-cell table:formula="of:=props(&quot;P&quot;;&quot;T&quot;;[.B32];&quot;Q&quot;;0;&quot;Water&quot;)" office:value-type="float" office:value="0">
            <text:p>#NAME?</text:p>
          </table:table-cell>
          <table:table-cell table:formula="of:=props(&quot;D&quot;;&quot;T&quot;;[.B32];&quot;Q&quot;;0;&quot;Water&quot;)" office:value-type="float" office:value="0">
            <text:p>#NAME?</text:p>
          </table:table-cell>
          <table:table-cell table:formula="of:=props(&quot;D&quot;;&quot;T&quot;;[.B32];&quot;Q&quot;;1;&quot;Water&quot;)" office:value-type="float" office:value="0">
            <text:p>#NAME?</text:p>
          </table:table-cell>
          <table:table-cell table:formula="of:=props(&quot;H&quot;;&quot;T&quot;;[.B32];&quot;Q&quot;;0;&quot;Water&quot;)" office:value-type="float" office:value="0">
            <text:p>#NAME?</text:p>
          </table:table-cell>
          <table:table-cell table:formula="of:=props(&quot;H&quot;;&quot;T&quot;;[.B32];&quot;Q&quot;;1;&quot;Water&quot;)" office:value-type="float" office:value="0">
            <text:p>#NAME?</text:p>
          </table:table-cell>
          <table:table-cell table:number-columns-repeated="1017"/>
        </table:table-row>
        <table:table-row table:style-name="ro2">
          <table:table-cell office:value-type="float" office:value="270">
            <text:p>270</text:p>
          </table:table-cell>
          <table:table-cell table:style-name="ce5" table:formula="of:=[.A33]+273.15" office:value-type="float" office:value="543.15">
            <text:p>543.15</text:p>
          </table:table-cell>
          <table:table-cell table:formula="of:=props(&quot;P&quot;;&quot;T&quot;;[.B33];&quot;Q&quot;;0;&quot;Water&quot;)" office:value-type="float" office:value="0">
            <text:p>#NAME?</text:p>
          </table:table-cell>
          <table:table-cell table:formula="of:=props(&quot;D&quot;;&quot;T&quot;;[.B33];&quot;Q&quot;;0;&quot;Water&quot;)" office:value-type="float" office:value="0">
            <text:p>#NAME?</text:p>
          </table:table-cell>
          <table:table-cell table:formula="of:=props(&quot;D&quot;;&quot;T&quot;;[.B33];&quot;Q&quot;;1;&quot;Water&quot;)" office:value-type="float" office:value="0">
            <text:p>#NAME?</text:p>
          </table:table-cell>
          <table:table-cell table:formula="of:=props(&quot;H&quot;;&quot;T&quot;;[.B33];&quot;Q&quot;;0;&quot;Water&quot;)" office:value-type="float" office:value="0">
            <text:p>#NAME?</text:p>
          </table:table-cell>
          <table:table-cell table:formula="of:=props(&quot;H&quot;;&quot;T&quot;;[.B33];&quot;Q&quot;;1;&quot;Water&quot;)" office:value-type="float" office:value="0">
            <text:p>#NAME?</text:p>
          </table:table-cell>
          <table:table-cell table:number-columns-repeated="1017"/>
        </table:table-row>
        <table:table-row table:style-name="ro2">
          <table:table-cell office:value-type="float" office:value="280">
            <text:p>280</text:p>
          </table:table-cell>
          <table:table-cell table:style-name="ce5" table:formula="of:=[.A34]+273.15" office:value-type="float" office:value="553.15">
            <text:p>553.15</text:p>
          </table:table-cell>
          <table:table-cell table:formula="of:=props(&quot;P&quot;;&quot;T&quot;;[.B34];&quot;Q&quot;;0;&quot;Water&quot;)" office:value-type="float" office:value="0">
            <text:p>#NAME?</text:p>
          </table:table-cell>
          <table:table-cell table:formula="of:=props(&quot;D&quot;;&quot;T&quot;;[.B34];&quot;Q&quot;;0;&quot;Water&quot;)" office:value-type="float" office:value="0">
            <text:p>#NAME?</text:p>
          </table:table-cell>
          <table:table-cell table:formula="of:=props(&quot;D&quot;;&quot;T&quot;;[.B34];&quot;Q&quot;;1;&quot;Water&quot;)" office:value-type="float" office:value="0">
            <text:p>#NAME?</text:p>
          </table:table-cell>
          <table:table-cell table:formula="of:=props(&quot;H&quot;;&quot;T&quot;;[.B34];&quot;Q&quot;;0;&quot;Water&quot;)" office:value-type="float" office:value="0">
            <text:p>#NAME?</text:p>
          </table:table-cell>
          <table:table-cell table:formula="of:=props(&quot;H&quot;;&quot;T&quot;;[.B34];&quot;Q&quot;;1;&quot;Water&quot;)" office:value-type="float" office:value="0">
            <text:p>#NAME?</text:p>
          </table:table-cell>
          <table:table-cell table:number-columns-repeated="1017"/>
        </table:table-row>
        <table:table-row table:style-name="ro2">
          <table:table-cell office:value-type="float" office:value="290">
            <text:p>290</text:p>
          </table:table-cell>
          <table:table-cell table:style-name="ce5" table:formula="of:=[.A35]+273.15" office:value-type="float" office:value="563.15">
            <text:p>563.15</text:p>
          </table:table-cell>
          <table:table-cell table:formula="of:=props(&quot;P&quot;;&quot;T&quot;;[.B35];&quot;Q&quot;;0;&quot;Water&quot;)" office:value-type="float" office:value="0">
            <text:p>#NAME?</text:p>
          </table:table-cell>
          <table:table-cell table:formula="of:=props(&quot;D&quot;;&quot;T&quot;;[.B35];&quot;Q&quot;;0;&quot;Water&quot;)" office:value-type="float" office:value="0">
            <text:p>#NAME?</text:p>
          </table:table-cell>
          <table:table-cell table:formula="of:=props(&quot;D&quot;;&quot;T&quot;;[.B35];&quot;Q&quot;;1;&quot;Water&quot;)" office:value-type="float" office:value="0">
            <text:p>#NAME?</text:p>
          </table:table-cell>
          <table:table-cell table:formula="of:=props(&quot;H&quot;;&quot;T&quot;;[.B35];&quot;Q&quot;;0;&quot;Water&quot;)" office:value-type="float" office:value="0">
            <text:p>#NAME?</text:p>
          </table:table-cell>
          <table:table-cell table:formula="of:=props(&quot;H&quot;;&quot;T&quot;;[.B35];&quot;Q&quot;;1;&quot;Water&quot;)" office:value-type="float" office:value="0">
            <text:p>#NAME?</text:p>
          </table:table-cell>
          <table:table-cell table:number-columns-repeated="1017"/>
        </table:table-row>
        <table:table-row table:style-name="ro2">
          <table:table-cell office:value-type="float" office:value="300">
            <text:p>300</text:p>
          </table:table-cell>
          <table:table-cell table:style-name="ce5" table:formula="of:=[.A36]+273.15" office:value-type="float" office:value="573.15">
            <text:p>573.15</text:p>
          </table:table-cell>
          <table:table-cell table:formula="of:=props(&quot;P&quot;;&quot;T&quot;;[.B36];&quot;Q&quot;;0;&quot;Water&quot;)" office:value-type="float" office:value="0">
            <text:p>#NAME?</text:p>
          </table:table-cell>
          <table:table-cell table:formula="of:=props(&quot;D&quot;;&quot;T&quot;;[.B36];&quot;Q&quot;;0;&quot;Water&quot;)" office:value-type="float" office:value="0">
            <text:p>#NAME?</text:p>
          </table:table-cell>
          <table:table-cell table:formula="of:=props(&quot;D&quot;;&quot;T&quot;;[.B36];&quot;Q&quot;;1;&quot;Water&quot;)" office:value-type="float" office:value="0">
            <text:p>#NAME?</text:p>
          </table:table-cell>
          <table:table-cell table:formula="of:=props(&quot;H&quot;;&quot;T&quot;;[.B36];&quot;Q&quot;;0;&quot;Water&quot;)" office:value-type="float" office:value="0">
            <text:p>#NAME?</text:p>
          </table:table-cell>
          <table:table-cell table:formula="of:=props(&quot;H&quot;;&quot;T&quot;;[.B36];&quot;Q&quot;;1;&quot;Water&quot;)" office:value-type="float" office:value="0">
            <text:p>#NAME?</text:p>
          </table:table-cell>
          <table:table-cell table:number-columns-repeated="1017"/>
        </table:table-row>
        <table:table-row table:style-name="ro2">
          <table:table-cell office:value-type="float" office:value="310">
            <text:p>310</text:p>
          </table:table-cell>
          <table:table-cell table:style-name="ce5" table:formula="of:=[.A37]+273.15" office:value-type="float" office:value="583.15">
            <text:p>583.15</text:p>
          </table:table-cell>
          <table:table-cell table:formula="of:=props(&quot;P&quot;;&quot;T&quot;;[.B37];&quot;Q&quot;;0;&quot;Water&quot;)" office:value-type="float" office:value="0">
            <text:p>#NAME?</text:p>
          </table:table-cell>
          <table:table-cell table:formula="of:=props(&quot;D&quot;;&quot;T&quot;;[.B37];&quot;Q&quot;;0;&quot;Water&quot;)" office:value-type="float" office:value="0">
            <text:p>#NAME?</text:p>
          </table:table-cell>
          <table:table-cell table:formula="of:=props(&quot;D&quot;;&quot;T&quot;;[.B37];&quot;Q&quot;;1;&quot;Water&quot;)" office:value-type="float" office:value="0">
            <text:p>#NAME?</text:p>
          </table:table-cell>
          <table:table-cell table:formula="of:=props(&quot;H&quot;;&quot;T&quot;;[.B37];&quot;Q&quot;;0;&quot;Water&quot;)" office:value-type="float" office:value="0">
            <text:p>#NAME?</text:p>
          </table:table-cell>
          <table:table-cell table:formula="of:=props(&quot;H&quot;;&quot;T&quot;;[.B37];&quot;Q&quot;;1;&quot;Water&quot;)" office:value-type="float" office:value="0">
            <text:p>#NAME?</text:p>
          </table:table-cell>
          <table:table-cell table:number-columns-repeated="1017"/>
        </table:table-row>
        <table:table-row table:style-name="ro2">
          <table:table-cell office:value-type="float" office:value="320">
            <text:p>320</text:p>
          </table:table-cell>
          <table:table-cell table:style-name="ce5" table:formula="of:=[.A38]+273.15" office:value-type="float" office:value="593.15">
            <text:p>593.15</text:p>
          </table:table-cell>
          <table:table-cell table:formula="of:=props(&quot;P&quot;;&quot;T&quot;;[.B38];&quot;Q&quot;;0;&quot;Water&quot;)" office:value-type="float" office:value="0">
            <text:p>#NAME?</text:p>
          </table:table-cell>
          <table:table-cell table:formula="of:=props(&quot;D&quot;;&quot;T&quot;;[.B38];&quot;Q&quot;;0;&quot;Water&quot;)" office:value-type="float" office:value="0">
            <text:p>#NAME?</text:p>
          </table:table-cell>
          <table:table-cell table:formula="of:=props(&quot;D&quot;;&quot;T&quot;;[.B38];&quot;Q&quot;;1;&quot;Water&quot;)" office:value-type="float" office:value="0">
            <text:p>#NAME?</text:p>
          </table:table-cell>
          <table:table-cell table:formula="of:=props(&quot;H&quot;;&quot;T&quot;;[.B38];&quot;Q&quot;;0;&quot;Water&quot;)" office:value-type="float" office:value="0">
            <text:p>#NAME?</text:p>
          </table:table-cell>
          <table:table-cell table:formula="of:=props(&quot;H&quot;;&quot;T&quot;;[.B38];&quot;Q&quot;;1;&quot;Water&quot;)" office:value-type="float" office:value="0">
            <text:p>#NAME?</text:p>
          </table:table-cell>
          <table:table-cell table:number-columns-repeated="1017"/>
        </table:table-row>
        <table:table-row table:style-name="ro2">
          <table:table-cell office:value-type="float" office:value="330">
            <text:p>330</text:p>
          </table:table-cell>
          <table:table-cell table:style-name="ce5" table:formula="of:=[.A39]+273.15" office:value-type="float" office:value="603.15">
            <text:p>603.15</text:p>
          </table:table-cell>
          <table:table-cell table:formula="of:=props(&quot;P&quot;;&quot;T&quot;;[.B39];&quot;Q&quot;;0;&quot;Water&quot;)" office:value-type="float" office:value="0">
            <text:p>#NAME?</text:p>
          </table:table-cell>
          <table:table-cell table:formula="of:=props(&quot;D&quot;;&quot;T&quot;;[.B39];&quot;Q&quot;;0;&quot;Water&quot;)" office:value-type="float" office:value="0">
            <text:p>#NAME?</text:p>
          </table:table-cell>
          <table:table-cell table:formula="of:=props(&quot;D&quot;;&quot;T&quot;;[.B39];&quot;Q&quot;;1;&quot;Water&quot;)" office:value-type="float" office:value="0">
            <text:p>#NAME?</text:p>
          </table:table-cell>
          <table:table-cell table:formula="of:=props(&quot;H&quot;;&quot;T&quot;;[.B39];&quot;Q&quot;;0;&quot;Water&quot;)" office:value-type="float" office:value="0">
            <text:p>#NAME?</text:p>
          </table:table-cell>
          <table:table-cell table:formula="of:=props(&quot;H&quot;;&quot;T&quot;;[.B39];&quot;Q&quot;;1;&quot;Water&quot;)" office:value-type="float" office:value="0">
            <text:p>#NAME?</text:p>
          </table:table-cell>
          <table:table-cell table:number-columns-repeated="1017"/>
        </table:table-row>
        <table:table-row table:style-name="ro2">
          <table:table-cell office:value-type="float" office:value="340">
            <text:p>340</text:p>
          </table:table-cell>
          <table:table-cell table:style-name="ce5" table:formula="of:=[.A40]+273.15" office:value-type="float" office:value="613.15">
            <text:p>613.15</text:p>
          </table:table-cell>
          <table:table-cell table:formula="of:=props(&quot;P&quot;;&quot;T&quot;;[.B40];&quot;Q&quot;;0;&quot;Water&quot;)" office:value-type="float" office:value="0">
            <text:p>#NAME?</text:p>
          </table:table-cell>
          <table:table-cell table:formula="of:=props(&quot;D&quot;;&quot;T&quot;;[.B40];&quot;Q&quot;;0;&quot;Water&quot;)" office:value-type="float" office:value="0">
            <text:p>#NAME?</text:p>
          </table:table-cell>
          <table:table-cell table:formula="of:=props(&quot;D&quot;;&quot;T&quot;;[.B40];&quot;Q&quot;;1;&quot;Water&quot;)" office:value-type="float" office:value="0">
            <text:p>#NAME?</text:p>
          </table:table-cell>
          <table:table-cell table:formula="of:=props(&quot;H&quot;;&quot;T&quot;;[.B40];&quot;Q&quot;;0;&quot;Water&quot;)" office:value-type="float" office:value="0">
            <text:p>#NAME?</text:p>
          </table:table-cell>
          <table:table-cell table:formula="of:=props(&quot;H&quot;;&quot;T&quot;;[.B40];&quot;Q&quot;;1;&quot;Water&quot;)" office:value-type="float" office:value="0">
            <text:p>#NAME?</text:p>
          </table:table-cell>
          <table:table-cell table:number-columns-repeated="1017"/>
        </table:table-row>
        <table:table-row table:style-name="ro2">
          <table:table-cell office:value-type="float" office:value="350">
            <text:p>350</text:p>
          </table:table-cell>
          <table:table-cell table:style-name="ce5" table:formula="of:=[.A41]+273.15" office:value-type="float" office:value="623.15">
            <text:p>623.15</text:p>
          </table:table-cell>
          <table:table-cell table:formula="of:=props(&quot;P&quot;;&quot;T&quot;;[.B41];&quot;Q&quot;;0;&quot;Water&quot;)" office:value-type="float" office:value="0">
            <text:p>#NAME?</text:p>
          </table:table-cell>
          <table:table-cell table:formula="of:=props(&quot;D&quot;;&quot;T&quot;;[.B41];&quot;Q&quot;;0;&quot;Water&quot;)" office:value-type="float" office:value="0">
            <text:p>#NAME?</text:p>
          </table:table-cell>
          <table:table-cell table:formula="of:=props(&quot;D&quot;;&quot;T&quot;;[.B41];&quot;Q&quot;;1;&quot;Water&quot;)" office:value-type="float" office:value="0">
            <text:p>#NAME?</text:p>
          </table:table-cell>
          <table:table-cell table:formula="of:=props(&quot;H&quot;;&quot;T&quot;;[.B41];&quot;Q&quot;;0;&quot;Water&quot;)" office:value-type="float" office:value="0">
            <text:p>#NAME?</text:p>
          </table:table-cell>
          <table:table-cell table:formula="of:=props(&quot;H&quot;;&quot;T&quot;;[.B41];&quot;Q&quot;;1;&quot;Water&quot;)" office:value-type="float" office:value="0">
            <text:p>#NAME?</text:p>
          </table:table-cell>
          <table:table-cell table:number-columns-repeated="1017"/>
        </table:table-row>
        <table:table-row table:style-name="ro2">
          <table:table-cell office:value-type="float" office:value="360">
            <text:p>360</text:p>
          </table:table-cell>
          <table:table-cell table:style-name="ce5" table:formula="of:=[.A42]+273.15" office:value-type="float" office:value="633.15">
            <text:p>633.15</text:p>
          </table:table-cell>
          <table:table-cell table:formula="of:=props(&quot;P&quot;;&quot;T&quot;;[.B42];&quot;Q&quot;;0;&quot;Water&quot;)" office:value-type="float" office:value="0">
            <text:p>#NAME?</text:p>
          </table:table-cell>
          <table:table-cell table:formula="of:=props(&quot;D&quot;;&quot;T&quot;;[.B42];&quot;Q&quot;;0;&quot;Water&quot;)" office:value-type="float" office:value="0">
            <text:p>#NAME?</text:p>
          </table:table-cell>
          <table:table-cell table:formula="of:=props(&quot;D&quot;;&quot;T&quot;;[.B42];&quot;Q&quot;;1;&quot;Water&quot;)" office:value-type="float" office:value="0">
            <text:p>#NAME?</text:p>
          </table:table-cell>
          <table:table-cell table:formula="of:=props(&quot;H&quot;;&quot;T&quot;;[.B42];&quot;Q&quot;;0;&quot;Water&quot;)" office:value-type="float" office:value="0">
            <text:p>#NAME?</text:p>
          </table:table-cell>
          <table:table-cell table:formula="of:=props(&quot;H&quot;;&quot;T&quot;;[.B42];&quot;Q&quot;;1;&quot;Water&quot;)" office:value-type="float" office:value="0">
            <text:p>#NAME?</text:p>
          </table:table-cell>
          <table:table-cell table:number-columns-repeated="1017"/>
        </table:table-row>
        <table:table-row table:style-name="ro2">
          <table:table-cell office:value-type="float" office:value="370">
            <text:p>370</text:p>
          </table:table-cell>
          <table:table-cell table:style-name="ce5" table:formula="of:=[.A43]+273.15" office:value-type="float" office:value="643.15">
            <text:p>643.15</text:p>
          </table:table-cell>
          <table:table-cell table:formula="of:=props(&quot;P&quot;;&quot;T&quot;;[.B43];&quot;Q&quot;;0;&quot;Water&quot;)" office:value-type="float" office:value="0">
            <text:p>#NAME?</text:p>
          </table:table-cell>
          <table:table-cell table:formula="of:=props(&quot;D&quot;;&quot;T&quot;;[.B43];&quot;Q&quot;;0;&quot;Water&quot;)" office:value-type="float" office:value="0">
            <text:p>#NAME?</text:p>
          </table:table-cell>
          <table:table-cell table:formula="of:=props(&quot;D&quot;;&quot;T&quot;;[.B43];&quot;Q&quot;;1;&quot;Water&quot;)" office:value-type="float" office:value="0">
            <text:p>#NAME?</text:p>
          </table:table-cell>
          <table:table-cell table:formula="of:=props(&quot;H&quot;;&quot;T&quot;;[.B43];&quot;Q&quot;;0;&quot;Water&quot;)" office:value-type="float" office:value="0">
            <text:p>#NAME?</text:p>
          </table:table-cell>
          <table:table-cell table:formula="of:=props(&quot;H&quot;;&quot;T&quot;;[.B43];&quot;Q&quot;;1;&quot;Water&quot;)" office:value-type="float" office:value="0">
            <text:p>#NAME?</text:p>
          </table:table-cell>
          <table:table-cell table:number-columns-repeated="1017"/>
        </table:table-row>
        <table:table-row table:style-name="ro2">
          <table:table-cell table:formula="of:=props1(&quot;Water&quot;;&quot;Tcrit&quot;)-0.01-273.15" office:value-type="float" office:value="0">
            <text:p>#NAME?</text:p>
          </table:table-cell>
          <table:table-cell table:style-name="ce5" table:formula="of:=[.A44]+273.15" office:value-type="float" office:value="0">
            <text:p>#NAME?</text:p>
          </table:table-cell>
          <table:table-cell table:formula="of:=props(&quot;P&quot;;&quot;T&quot;;[.B44];&quot;Q&quot;;0;&quot;Water&quot;)" office:value-type="float" office:value="0">
            <text:p>#NAME?</text:p>
          </table:table-cell>
          <table:table-cell table:formula="of:=props(&quot;D&quot;;&quot;T&quot;;[.B44];&quot;Q&quot;;0;&quot;Water&quot;)" office:value-type="float" office:value="0">
            <text:p>#NAME?</text:p>
          </table:table-cell>
          <table:table-cell table:formula="of:=props(&quot;D&quot;;&quot;T&quot;;[.B44];&quot;Q&quot;;1;&quot;Water&quot;)" office:value-type="float" office:value="0">
            <text:p>#NAME?</text:p>
          </table:table-cell>
          <table:table-cell table:formula="of:=props(&quot;H&quot;;&quot;T&quot;;[.B44];&quot;Q&quot;;0;&quot;Water&quot;)" office:value-type="float" office:value="0">
            <text:p>#NAME?</text:p>
          </table:table-cell>
          <table:table-cell table:formula="of:=props(&quot;H&quot;;&quot;T&quot;;[.B44];&quot;Q&quot;;1;&quot;Water&quot;)" office:value-type="float" office:value="0">
            <text:p>#NAME?</text:p>
          </table:table-cell>
          <table:table-cell table:number-columns-repeated="1017"/>
        </table:table-row>
        <table:table-row table:style-name="ro2" table:number-rows-repeated="1048531">
          <table:table-cell table:number-columns-repeated="1024"/>
        </table:table-row>
        <table:table-row table:style-name="ro2">
          <table:table-cell table:number-columns-repeated="1024"/>
        </table:table-row>
      </table:table>
      <table:table table:name="Tabelle1" table:style-name="ta1">
        <table:table-column table:style-name="co5"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Calibri" svg:font-family="Calibri" style:font-family-generic="swiss"/>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Liberation Sans" fo:language="de" fo:country="DE"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19P0" style:volatile="true">
      <number:number number:decimal-places="2" number:min-integer-digits="1" number:grouping="true"/>
      <number:text> </number:text>
      <number:currency-symbol number:language="de" number:country="DE">€</number:currency-symbol>
    </number:currency-style>
    <number:currency-style style:name="N11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9P0"/>
    </number:currency-style>
    <number:time-style style:name="N120">
      <number:minutes number:style="long"/>
      <number:text>:</number:text>
      <number:seconds number:style="long"/>
    </number:time-style>
    <number:time-style style:name="N121" number:truncate-on-overflow="false">
      <number:hours/>
      <number:text>:</number:text>
      <number:minutes number:style="long"/>
      <number:text>:</number:text>
      <number:seconds number:style="long"/>
    </number:time-style>
    <number:time-style style:name="N122">
      <number:minutes number:style="long"/>
      <number:text>:</number:text>
      <number:seconds number:style="long" number:decimal-places="1"/>
    </number:time-style>
    <number:number-style style:name="N123">
      <number:scientific-number number:decimal-places="1" number:min-integer-digits="3" number:min-exponent-digits="1"/>
    </number:number-style>
    <number:number-style style:name="N124">
      <number:number number:decimal-places="4" number:min-integer-digits="1"/>
    </number:number-style>
    <number:number-style style:name="N125">
      <number:number number:decimal-places="11" number:min-integer-digits="1"/>
    </number:number-style>
    <number:number-style style:name="N126">
      <number:number number:decimal-places="3" number:min-integer-digits="1"/>
    </number:number-style>
    <number:number-style style:name="N127">
      <number:number number:decimal-places="5" number:min-integer-digits="1"/>
    </number:number-style>
    <number:number-style style:name="N10107P0" style:volatile="true" number:language="de" number:country="DE">
      <number:number number:decimal-places="0" number:min-integer-digits="1" number:grouping="true"/>
      <number:text> €</number:text>
    </number:number-style>
    <number:number-style style:name="N10107" number:language="de" number:country="DE">
      <number:text>-</number:text>
      <number:number number:decimal-places="0" number:min-integer-digits="1" number:grouping="true"/>
      <number:text> €</number:text>
      <style:map style:condition="value()&gt;=0" style:apply-style-name="N10107P0"/>
    </number:number-style>
    <number:number-style style:name="N10108P0" style:volatile="true" number:language="de" number:country="DE">
      <number:number number:decimal-places="0" number:min-integer-digits="1" number:grouping="true"/>
      <number:text> €</number:text>
    </number:number-style>
    <number:number-style style:name="N10108" number:language="de" number:country="DE">
      <style:text-properties fo:color="#ff0000"/>
      <number:text>-</number:text>
      <number:number number:decimal-places="0" number:min-integer-digits="1" number:grouping="true"/>
      <number:text> €</number:text>
      <style:map style:condition="value()&gt;=0" style:apply-style-name="N10108P0"/>
    </number:number-style>
    <number:number-style style:name="N10110P0" style:volatile="true" number:language="de" number:country="DE">
      <number:number number:decimal-places="2" number:min-integer-digits="1" number:grouping="true"/>
      <number:text> €</number:text>
    </number:number-style>
    <number:number-style style:name="N10110" number:language="de" number:country="DE">
      <number:text>-</number:text>
      <number:number number:decimal-places="2" number:min-integer-digits="1" number:grouping="true"/>
      <number:text> €</number:text>
      <style:map style:condition="value()&gt;=0" style:apply-style-name="N10110P0"/>
    </number:number-style>
    <number:number-style style:name="N10111P0" style:volatile="true" number:language="de" number:country="DE">
      <number:number number:decimal-places="2" number:min-integer-digits="1" number:grouping="true"/>
      <number:text> €</number:text>
    </number:number-style>
    <number:number-style style:name="N10111" number:language="de" number:country="DE">
      <style:text-properties fo:color="#ff0000"/>
      <number:text>-</number:text>
      <number:number number:decimal-places="2" number:min-integer-digits="1" number:grouping="true"/>
      <number:text> €</number:text>
      <style:map style:condition="value()&gt;=0" style:apply-style-name="N10111P0"/>
    </number:number-style>
    <number:date-style style:name="N10112" number:language="de" number:country="DE">
      <number:day number:style="long"/>
      <number:text>. </number:text>
      <number:month number:textual="true"/>
      <number:text> </number:text>
      <number:year/>
    </number:date-style>
    <number:date-style style:name="N10113" number:language="de" number:country="DE">
      <number:day number:style="long"/>
      <number:text>. </number:text>
      <number:month number:textual="true"/>
    </number:date-style>
    <number:date-style style:name="N10114" number:language="de" number:country="DE">
      <number:month number:textual="true"/>
      <number:text> </number:text>
      <number:year/>
    </number:date-style>
    <number:time-style style:name="N10115" number:language="de" number:country="DE">
      <number:hours/>
      <number:text>:</number:text>
      <number:minutes number:style="long"/>
      <number:text> </number:text>
      <number:am-pm/>
    </number:time-style>
    <number:time-style style:name="N10116" number:language="de" number:country="DE">
      <number:hours/>
      <number:text>:</number:text>
      <number:minutes number:style="long"/>
      <number:text>:</number:text>
      <number:seconds number:style="long"/>
      <number:text> </number:text>
      <number:am-pm/>
    </number:time-style>
    <number:date-style style:name="N10117"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10119P0" style:volatile="true" number:language="de" number:country="DE">
      <number:number number:decimal-places="0" number:min-integer-digits="1" number:grouping="true"/>
      <number:text>   </number:text>
    </number:number-style>
    <number:number-style style:name="N10119" number:language="de" number:country="DE">
      <number:text>-</number:text>
      <number:number number:decimal-places="0" number:min-integer-digits="1" number:grouping="true"/>
      <number:text>   </number:text>
      <style:map style:condition="value()&gt;=0" style:apply-style-name="N10119P0"/>
    </number:number-style>
    <number:number-style style:name="N10120P0" style:volatile="true" number:language="de" number:country="DE">
      <number:number number:decimal-places="0" number:min-integer-digits="1" number:grouping="true"/>
      <number:text>   </number:text>
    </number:number-style>
    <number:number-style style:name="N10120" number:language="de" number:country="DE">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de" number:country="DE">
      <number:number number:decimal-places="2" number:min-integer-digits="1" number:grouping="true"/>
      <number:text>   </number:text>
    </number:number-style>
    <number:number-style style:name="N10122" number:language="de" number:country="DE">
      <number:text>-</number:text>
      <number:number number:decimal-places="2" number:min-integer-digits="1" number:grouping="true"/>
      <number:text>   </number:text>
      <style:map style:condition="value()&gt;=0" style:apply-style-name="N10122P0"/>
    </number:number-style>
    <number:number-style style:name="N10123P0" style:volatile="true" number:language="de" number:country="DE">
      <number:number number:decimal-places="2" number:min-integer-digits="1" number:grouping="true"/>
      <number:text>   </number:text>
    </number:number-style>
    <number:number-style style:name="N10123" number:language="de" number:country="DE">
      <style:text-properties fo:color="#ff0000"/>
      <number:text>-</number:text>
      <number:number number:decimal-places="2" number:min-integer-digits="1" number:grouping="true"/>
      <number:text>   </number:text>
      <style:map style:condition="value()&gt;=0" style:apply-style-name="N10123P0"/>
    </number:number-style>
    <number:number-style style:name="N10127P0" style:volatile="true" number:language="de" number:country="DE">
      <number:number number:decimal-places="0" number:min-integer-digits="1" number:grouping="true"/>
      <number:text>    </number:text>
    </number:number-style>
    <number:number-style style:name="N10127P1" style:volatile="true" number:language="de" number:country="DE">
      <number:text>-</number:text>
      <number:number number:decimal-places="0" number:min-integer-digits="1" number:grouping="true"/>
      <number:text>    </number:text>
    </number:number-style>
    <number:number-style style:name="N10127P2" style:volatile="true" number:language="de" number:country="DE">
      <number:text>-    </number:text>
    </number:number-style>
    <number:text-style style:name="N10127" number:language="de" number:country="DE">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de" number:country="DE">
      <number:number number:decimal-places="0" number:min-integer-digits="1" number:grouping="true"/>
      <number:text> € </number:text>
    </number:number-style>
    <number:number-style style:name="N10131P1" style:volatile="true" number:language="de" number:country="DE">
      <number:text>-</number:text>
      <number:number number:decimal-places="0" number:min-integer-digits="1" number:grouping="true"/>
      <number:text> € </number:text>
    </number:number-style>
    <number:number-style style:name="N10131P2" style:volatile="true" number:language="de" number:country="DE">
      <number:text>- € </number:text>
    </number:number-style>
    <number:text-style style:name="N10131" number:language="de" number:country="DE">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de" number:country="DE">
      <number:number number:decimal-places="2" number:min-integer-digits="1" number:grouping="true"/>
      <number:text>    </number:text>
    </number:number-style>
    <number:number-style style:name="N10135P1" style:volatile="true" number:language="de" number:country="DE">
      <number:text>-</number:text>
      <number:number number:decimal-places="2" number:min-integer-digits="1" number:grouping="true"/>
      <number:text>    </number:text>
    </number:number-style>
    <number:number-style style:name="N10135P2" style:volatile="true" number:language="de" number:country="DE">
      <number:text>-</number:text>
      <number:number number:decimal-places="0" number:min-integer-digits="0"/>
      <number:text>    </number:text>
    </number:number-style>
    <number:text-style style:name="N10135" number:language="de" number:country="DE">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de" number:country="DE">
      <number:number number:decimal-places="2" number:min-integer-digits="1" number:grouping="true"/>
      <number:text> € </number:text>
    </number:number-style>
    <number:number-style style:name="N10139P1" style:volatile="true" number:language="de" number:country="DE">
      <number:text>-</number:text>
      <number:number number:decimal-places="2" number:min-integer-digits="1" number:grouping="true"/>
      <number:text> € </number:text>
    </number:number-style>
    <number:number-style style:name="N10139P2" style:volatile="true" number:language="de" number:country="DE">
      <number:text>-</number:text>
      <number:number number:decimal-places="0" number:min-integer-digits="0"/>
      <number:text> € </number:text>
    </number:number-style>
    <number:text-style style:name="N10139" number:language="de" number:country="DE">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0">00/00/0000</text:date>, <text:time style:data-style-name="N2" text:time-value="0000-00-00T23:11:24.07">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9T23:34:21.567000000</meta:creation-date>
    <dc:date>2014-03-10T23:13:03.85</dc:date>
    <meta:editing-duration>PT3M22S</meta:editing-duration>
    <meta:editing-cycles>9</meta:editing-cycles>
    <meta:generator>LibreOffice/4.0.4.2$Windows_x86 LibreOffice_project/9e9821abd0ffdbc09cd8c52eaa574fa09eb08f2</meta:generator>
    <meta:document-statistic meta:table-count="3" meta:cell-count="311" meta:object-count="1"/>
  </office:meta>
</office:document-meta>
</file>

<file path=Basic/Standard/CoolProp.xml><?xml version="1.0" encoding="utf-8"?>
<!DOCTYPE module  PUBLIC '-//OpenOffice.org//DTD OfficeDocument 1.0//EN'  'module.dtd'>
<script:module xmlns:script="http://openoffice.org/2000/script" script:name="CoolProp" script:language="StarBasic">'Calling CoolProp DLL from LibreOffice:


Private Declare Function PropsSI_private Lib "C:\CoolProp\CoolProp.dll" Alias "_PropsSI@32" (ByVal ReturnValue As String, ByVal Name1 As String, ByVal Value1 As Double, ByVal Name2 As String, ByVal Value2 As Double, ByVal Ref As String) As Double
Private Declare Function Props1SI_private Lib "C:\CoolProp\CoolProp.dll" Alias "_Props1SI@8" (ByVal Ref As String, ByVal ReturnValue As String) As Double
Private Declare Function HAProps_private Lib "C:\CoolProp\CoolProp.dll" Alias "_HAProps@40" (ByVal ReturnValue As String, ByVal Input1Name As String, ByVal Value1 As Double, ByVal Input2Name As String, ByVal Value2 As Double, ByVal Input3name As String, ByVal Value3 As Double) As Double

Public Function PropsSI(ByVal ReturnValue As String, ByVal Name1 As String, ByVal Value1 As Double, ByVal Name2 As String, ByVal Value2 As Double, ByVal Ref As String) As Double
    'Get the single character forms
    PropsSI = PropsSI_private(Byval ReturnValue,Byval  Name1,Byval  Value1,Byval  Name2,Byval  Value2,Byval  Ref)
End Function

Public Function Props1SI(ByVal Ref As String, ByVal ReturnValue As String) As Double
    Props1SI = Props1SI_private(Byval Ref,Byval  ReturnValue)
End Function

Public Function HAProps(ByVal ReturnValue As String, ByVal Input1Name As String, ByVal Value1 As Double, ByVal Input2Name As String, ByVal Value2 As Double, ByVal Input3name As String, ByVal Value3 As Double) As Double
    HAProps = HAProps_private(Byval ReturnValue, Byval Input1Name, Byval Value1, Byval Input2Name,Byval  Value2,Byval  Input3name, Byval Value3)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oolProp"/>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text-properties fo:color="#000000" style:text-position="0% 58%" fo:font-family="Calibri" fo:font-size="18pt" fo:font-weight="bold" style:font-size-asian="18pt" style:font-weight-asian="bold" style:font-size-complex="18pt" style:font-weight-complex="bold"/>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tick-marks-major-inner="false" chart:tick-marks-major-outer="false" chart:logarithmic="false" chart:reverse-direction="false" text:line-break="false" chart:link-data-style-to-source="false" chart:axis-position="0.1" chart:tick-mark-position="at-axis"/>
      <style:graphic-properties svg:stroke-width="0.026cm" svg:stroke-color="#878787"/>
      <style:text-properties fo:color="#000000" style:text-position="0% 58%" fo:font-family="Calibri" fo:font-size="10pt" style:font-size-asian="10pt" style:font-size-complex="10pt"/>
    </style:style>
    <style:style style:name="ch5" style:family="chart">
      <style:chart-properties chart:auto-position="true" style:rotation-angle="0"/>
      <style:text-properties fo:color="#000000" style:text-position="0% 58%" fo:font-family="Calibri" fo:font-size="10pt" fo:font-weight="bold" style:font-size-asian="10pt" style:font-weight-asian="bold" style:font-size-complex="10pt" style:font-weight-complex="bold"/>
    </style:style>
    <style:style style:name="ch6" style:family="chart" style:data-style-name="N0">
      <style:chart-properties chart:display-label="true" chart:tick-marks-major-inner="false" chart:tick-marks-major-outer="false" chart:logarithmic="true" chart:reverse-direction="false" text:line-break="false" chart:link-data-style-to-source="false" chart:axis-position="0" chart:tick-mark-position="at-axis"/>
      <style:graphic-properties svg:stroke-width="0.026cm" svg:stroke-color="#878787"/>
      <style:text-properties fo:color="#000000" style:text-position="0% 58%" fo:font-family="Calibri" fo:font-size="10pt" style:font-size-asian="10pt" style:font-size-complex="10pt"/>
    </style:style>
    <style:style style:name="ch7" style:family="chart" style:data-style-name="N0">
      <style:chart-properties chart:symbol-type="none" chart:label-position="right">
        <chart:label-separator>
          <text:p>; </text:p>
        </chart:label-separator>
      </style:chart-properties>
      <style:graphic-properties svg:stroke-width="0.053cm" svg:stroke-color="#000000" draw:fill-color="#000000"/>
      <style:text-properties fo:color="#000000" style:text-position="0% 58%" fo:font-family="Calibri" fo:font-size="10pt" style:font-size-asian="10pt" style:font-size-complex="10pt"/>
    </style:style>
    <style:style style:name="ch8" style:family="chart">
      <style:graphic-properties draw:fill="solid" draw:fill-color="#ffffff"/>
    </style:style>
    <style:style style:name="ch9" style:family="chart">
      <style:graphic-properties draw:fill-color="#d9d9d9"/>
    </style:style>
  </office:automatic-styles>
  <office:body>
    <office:chart>
      <chart:chart svg:width="13.384cm" svg:height="7.614cm" xlink:href=".." xlink:type="simple" chart:class="chart:scatter" chart:column-mapping="1 0 0" chart:style-name="ch1">
        <chart:title svg:x="3.522cm" svg:y="0.287cm" chart:style-name="ch2">
          <text:p>log(p) - h plot for water</text:p>
        </chart:title>
        <chart:plot-area chart:style-name="ch3" table:cell-range-address="'Water saturation table'.F6:'Water saturation table'.F43 'Water saturation table'.C6:'Water saturation table'.C43" svg:x="2.911cm" svg:y="1.894cm" svg:width="9.939cm" svg:height="4.538cm">
          <chartooo:coordinate-region svg:x="4.679cm" svg:y="2.093cm" svg:width="7.521cm" svg:height="3.842cm"/>
          <chart:axis chart:dimension="x" chart:name="primary-x" chart:style-name="ch4">
            <chart:title svg:x="6.678cm" svg:y="6.585cm" chart:style-name="ch5">
              <text:p>Enthalpy [kJ/kg]</text:p>
            </chart:title>
          </chart:axis>
          <chart:axis chart:dimension="y" chart:name="primary-y" chart:style-name="ch6">
            <chart:title svg:x="0.451cm" svg:y="3.859cm" chart:style-name="ch5">
              <text:p>Pressure [kPa]</text:p>
            </chart:title>
          </chart:axis>
          <chart:series chart:style-name="ch7" chart:values-cell-range-address="'Water saturation table'.C6:'Water saturation table'.C43" chart:class="chart:scatter">
            <chart:domain table:cell-range-address="'Water saturation table'.F6:'Water saturation table'.F43"/>
            <chart:data-point chart:repeated="38"/>
          </chart:series>
          <chart:series chart:style-name="ch7" chart:values-cell-range-address="'Water saturation table'.C6:'Water saturation table'.C43" chart:class="chart:scatter">
            <chart:domain table:cell-range-address="'Water saturation table'.G6:'Water saturation table'.G43"/>
            <chart:data-point chart:repeated="38"/>
          </chart:series>
          <chart:wall chart:style-name="ch8"/>
          <chart:floor chart:style-name="ch9"/>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F</text:p>
              </table:table-cell>
              <table:table-cell office:value-type="string">
                <text:p>Column C</text:p>
              </table:table-cell>
              <table:table-cell office:value-type="string">
                <text:p>Column G</text:p>
              </table:table-cell>
              <table:table-cell office:value-type="string">
                <text:p>Column C</text:p>
              </table:table-cell>
            </table:table-row>
          </table:table-header-rows>
          <table:table-rows>
            <table:table-row>
              <table:table-cell office:value-type="string">
                <text:p>1</text:p>
              </table:table-cell>
              <table:table-cell office:value-type="float" office:value="0.612203646161103">
                <text:p>0.612203646161103</text:p>
                <draw:g>
                  <svg:desc>'Water saturation table'.F6:'Water saturation table'.F43</svg:desc>
                </draw:g>
              </table:table-cell>
              <table:table-cell office:value-type="float" office:value="611.654775452682">
                <text:p>611.654775452682</text:p>
                <draw:g>
                  <svg:desc>'Water saturation table'.C6:'Water saturation table'.C43</svg:desc>
                </draw:g>
              </table:table-cell>
              <table:table-cell office:value-type="float" office:value="2500915.19164904">
                <text:p>2500915.19164904</text:p>
                <draw:g>
                  <svg:desc>'Water saturation table'.G6:'Water saturation table'.G43</svg:desc>
                </draw:g>
              </table:table-cell>
              <table:table-cell office:value-type="float" office:value="611.654775452682">
                <text:p>611.654775452682</text:p>
                <draw:g>
                  <svg:desc>'Water saturation table'.C6:'Water saturation table'.C43</svg:desc>
                </draw:g>
              </table:table-cell>
            </table:table-row>
            <table:table-row>
              <table:table-cell office:value-type="string">
                <text:p>2</text:p>
              </table:table-cell>
              <table:table-cell office:value-type="float" office:value="42021.2558848857">
                <text:p>42021.2558848857</text:p>
              </table:table-cell>
              <table:table-cell office:value-type="float" office:value="1228.19893068806">
                <text:p>1228.19893068806</text:p>
              </table:table-cell>
              <table:table-cell office:value-type="float" office:value="2519208.31890722">
                <text:p>2519208.31890722</text:p>
              </table:table-cell>
              <table:table-cell office:value-type="float" office:value="1228.19893068806">
                <text:p>1228.19893068806</text:p>
              </table:table-cell>
            </table:table-row>
            <table:table-row>
              <table:table-cell office:value-type="string">
                <text:p>3</text:p>
              </table:table-cell>
              <table:table-cell office:value-type="float" office:value="83914.1449527791">
                <text:p>83914.1449527791</text:p>
              </table:table-cell>
              <table:table-cell office:value-type="float" office:value="2339.31818333684">
                <text:p>2339.31818333684</text:p>
              </table:table-cell>
              <table:table-cell office:value-type="float" office:value="2537433.40437258">
                <text:p>2537433.40437258</text:p>
              </table:table-cell>
              <table:table-cell office:value-type="float" office:value="2339.31818333684">
                <text:p>2339.31818333684</text:p>
              </table:table-cell>
            </table:table-row>
            <table:table-row>
              <table:table-cell office:value-type="string">
                <text:p>4</text:p>
              </table:table-cell>
              <table:table-cell office:value-type="float" office:value="125733.973419219">
                <text:p>125733.973419219</text:p>
              </table:table-cell>
              <table:table-cell office:value-type="float" office:value="4246.97083683317">
                <text:p>4246.97083683317</text:p>
              </table:table-cell>
              <table:table-cell office:value-type="float" office:value="2555545.20329477">
                <text:p>2555545.20329477</text:p>
              </table:table-cell>
              <table:table-cell office:value-type="float" office:value="4246.97083683317">
                <text:p>4246.97083683317</text:p>
              </table:table-cell>
            </table:table-row>
            <table:table-row>
              <table:table-cell office:value-type="string">
                <text:p>5</text:p>
              </table:table-cell>
              <table:table-cell office:value-type="float" office:value="167533.03558723">
                <text:p>167533.03558723</text:p>
              </table:table-cell>
              <table:table-cell office:value-type="float" office:value="7384.93807375461">
                <text:p>7384.93807375461</text:p>
              </table:table-cell>
              <table:table-cell office:value-type="float" office:value="2573510.322374">
                <text:p>2573510.322374</text:p>
              </table:table-cell>
              <table:table-cell office:value-type="float" office:value="7384.93807375461">
                <text:p>7384.93807375461</text:p>
              </table:table-cell>
            </table:table-row>
            <table:table-row>
              <table:table-cell office:value-type="string">
                <text:p>6</text:p>
              </table:table-cell>
              <table:table-cell office:value-type="float" office:value="209341.761326689">
                <text:p>209341.761326689</text:p>
              </table:table-cell>
              <table:table-cell office:value-type="float" office:value="12351.9458375359">
                <text:p>12351.9458375359</text:p>
              </table:table-cell>
              <table:table-cell office:value-type="float" office:value="2591288.8878672">
                <text:p>2591288.8878672</text:p>
              </table:table-cell>
              <table:table-cell office:value-type="float" office:value="12351.9458375359">
                <text:p>12351.9458375359</text:p>
              </table:table-cell>
            </table:table-row>
            <table:table-row>
              <table:table-cell office:value-type="string">
                <text:p>7</text:p>
              </table:table-cell>
              <table:table-cell office:value-type="float" office:value="251180.351913975">
                <text:p>251180.351913975</text:p>
              </table:table-cell>
              <table:table-cell office:value-type="float" office:value="19946.4343078161">
                <text:p>19946.4343078161</text:p>
              </table:table-cell>
              <table:table-cell office:value-type="float" office:value="2608834.87221773">
                <text:p>2608834.87221773</text:p>
              </table:table-cell>
              <table:table-cell office:value-type="float" office:value="19946.4343078161">
                <text:p>19946.4343078161</text:p>
              </table:table-cell>
            </table:table-row>
            <table:table-row>
              <table:table-cell office:value-type="string">
                <text:p>8</text:p>
              </table:table-cell>
              <table:table-cell office:value-type="float" office:value="293065.192822276">
                <text:p>293065.192822276</text:p>
              </table:table-cell>
              <table:table-cell office:value-type="float" office:value="31200.9300265574">
                <text:p>31200.9300265574</text:p>
              </table:table-cell>
              <table:table-cell office:value-type="float" office:value="2626096.40083153">
                <text:p>2626096.40083153</text:p>
              </table:table-cell>
              <table:table-cell office:value-type="float" office:value="31200.9300265574">
                <text:p>31200.9300265574</text:p>
              </table:table-cell>
            </table:table-row>
            <table:table-row>
              <table:table-cell office:value-type="string">
                <text:p>9</text:p>
              </table:table-cell>
              <table:table-cell office:value-type="float" office:value="335012.353252599">
                <text:p>335012.353252599</text:p>
              </table:table-cell>
              <table:table-cell office:value-type="float" office:value="47414.474030166">
                <text:p>47414.474030166</text:p>
              </table:table-cell>
              <table:table-cell office:value-type="float" office:value="2643015.88134522">
                <text:p>2643015.88134522</text:p>
              </table:table-cell>
              <table:table-cell office:value-type="float" office:value="47414.474030166">
                <text:p>47414.474030166</text:p>
              </table:table-cell>
            </table:table-row>
            <table:table-row>
              <table:table-cell office:value-type="string">
                <text:p>10</text:p>
              </table:table-cell>
              <table:table-cell office:value-type="float" office:value="377039.386477769">
                <text:p>377039.386477769</text:p>
              </table:table-cell>
              <table:table-cell office:value-type="float" office:value="70181.7658151126">
                <text:p>70181.7658151126</text:p>
              </table:table-cell>
              <table:table-cell office:value-type="float" office:value="2659530.01419575">
                <text:p>2659530.01419575</text:p>
              </table:table-cell>
              <table:table-cell office:value-type="float" office:value="70181.7658151126">
                <text:p>70181.7658151126</text:p>
              </table:table-cell>
            </table:table-row>
            <table:table-row>
              <table:table-cell office:value-type="string">
                <text:p>11</text:p>
              </table:table-cell>
              <table:table-cell office:value-type="float" office:value="419166.162892901">
                <text:p>419166.162892901</text:p>
              </table:table-cell>
              <table:table-cell office:value-type="float" office:value="101417.996659952">
                <text:p>101417.996659952</text:p>
              </table:table-cell>
              <table:table-cell office:value-type="float" office:value="2675569.88441946">
                <text:p>2675569.88441946</text:p>
              </table:table-cell>
              <table:table-cell office:value-type="float" office:value="101417.996659952">
                <text:p>101417.996659952</text:p>
              </table:table-cell>
            </table:table-row>
            <table:table-row>
              <table:table-cell office:value-type="string">
                <text:p>12</text:p>
              </table:table-cell>
              <table:table-cell office:value-type="float" office:value="461415.189534336">
                <text:p>461415.189534336</text:p>
              </table:table-cell>
              <table:table-cell office:value-type="float" office:value="143378.712948914">
                <text:p>143378.712948914</text:p>
              </table:table-cell>
              <table:table-cell office:value-type="float" office:value="2691061.34268596">
                <text:p>2691061.34268596</text:p>
              </table:table-cell>
              <table:table-cell office:value-type="float" office:value="143378.712948914">
                <text:p>143378.712948914</text:p>
              </table:table-cell>
            </table:table-row>
            <table:table-row>
              <table:table-cell office:value-type="string">
                <text:p>13</text:p>
              </table:table-cell>
              <table:table-cell office:value-type="float" office:value="503811.69242147">
                <text:p>503811.69242147</text:p>
              </table:table-cell>
              <table:table-cell office:value-type="float" office:value="198674.42047971">
                <text:p>198674.42047971</text:p>
              </table:table-cell>
              <table:table-cell office:value-type="float" office:value="2705925.76579318">
                <text:p>2705925.76579318</text:p>
              </table:table-cell>
              <table:table-cell office:value-type="float" office:value="198674.42047971">
                <text:p>198674.42047971</text:p>
              </table:table-cell>
            </table:table-row>
            <table:table-row>
              <table:table-cell office:value-type="string">
                <text:p>14</text:p>
              </table:table-cell>
              <table:table-cell office:value-type="float" office:value="546383.624381176">
                <text:p>546383.624381176</text:p>
              </table:table-cell>
              <table:table-cell office:value-type="float" office:value="270279.976785526">
                <text:p>270279.976785526</text:p>
              </table:table-cell>
              <table:table-cell office:value-type="float" office:value="2720081.10514505">
                <text:p>2720081.10514505</text:p>
              </table:table-cell>
              <table:table-cell office:value-type="float" office:value="270279.976785526">
                <text:p>270279.976785526</text:p>
              </table:table-cell>
            </table:table-row>
            <table:table-row>
              <table:table-cell office:value-type="string">
                <text:p>15</text:p>
              </table:table-cell>
              <table:table-cell office:value-type="float" office:value="589161.690488235">
                <text:p>589161.690488235</text:p>
              </table:table-cell>
              <table:table-cell office:value-type="float" office:value="361539.09939986">
                <text:p>361539.09939986</text:p>
              </table:table-cell>
              <table:table-cell office:value-type="float" office:value="2733442.97317376">
                <text:p>2733442.97317376</text:p>
              </table:table-cell>
              <table:table-cell office:value-type="float" office:value="361539.09939986">
                <text:p>361539.09939986</text:p>
              </table:table-cell>
            </table:table-row>
            <table:table-row>
              <table:table-cell office:value-type="string">
                <text:p>16</text:p>
              </table:table-cell>
              <table:table-cell office:value-type="float" office:value="632179.441780565">
                <text:p>632179.441780565</text:p>
              </table:table-cell>
              <table:table-cell office:value-type="float" office:value="476164.537969768">
                <text:p>476164.537969768</text:p>
              </table:table-cell>
              <table:table-cell office:value-type="float" office:value="2745925.45143008">
                <text:p>2745925.45143008</text:p>
              </table:table-cell>
              <table:table-cell office:value-type="float" office:value="476164.537969768">
                <text:p>476164.537969768</text:p>
              </table:table-cell>
            </table:table-row>
            <table:table-row>
              <table:table-cell office:value-type="string">
                <text:p>17</text:p>
              </table:table-cell>
              <table:table-cell office:value-type="float" office:value="675473.46558322">
                <text:p>675473.46558322</text:p>
              </table:table-cell>
              <table:table-cell office:value-type="float" office:value="618234.621425635">
                <text:p>618234.621425635</text:p>
              </table:table-cell>
              <table:table-cell office:value-type="float" office:value="2757441.34899212">
                <text:p>2757441.34899212</text:p>
              </table:table-cell>
              <table:table-cell office:value-type="float" office:value="618234.621425635">
                <text:p>618234.621425635</text:p>
              </table:table-cell>
            </table:table-row>
            <table:table-row>
              <table:table-cell office:value-type="string">
                <text:p>18</text:p>
              </table:table-cell>
              <table:table-cell office:value-type="float" office:value="719083.690962957">
                <text:p>719083.690962957</text:p>
              </table:table-cell>
              <table:table-cell office:value-type="float" office:value="792187.006981783">
                <text:p>792187.006981783</text:p>
              </table:table-cell>
              <table:table-cell office:value-type="float" office:value="2767901.76226146">
                <text:p>2767901.76226146</text:p>
              </table:table-cell>
              <table:table-cell office:value-type="float" office:value="792187.006981783">
                <text:p>792187.006981783</text:p>
              </table:table-cell>
            </table:table-row>
            <table:table-row>
              <table:table-cell office:value-type="string">
                <text:p>19</text:p>
              </table:table-cell>
              <table:table-cell office:value-type="float" office:value="763053.826395834">
                <text:p>763053.826395834</text:p>
              </table:table-cell>
              <table:table-cell office:value-type="float" office:value="1002810.53607824">
                <text:p>1002810.53607824</text:p>
              </table:table-cell>
              <table:table-cell office:value-type="float" office:value="2777214.92602162">
                <text:p>2777214.92602162</text:p>
              </table:table-cell>
              <table:table-cell office:value-type="float" office:value="1002810.53607824">
                <text:p>1002810.53607824</text:p>
              </table:table-cell>
            </table:table-row>
            <table:table-row>
              <table:table-cell office:value-type="string">
                <text:p>20</text:p>
              </table:table-cell>
              <table:table-cell office:value-type="float" office:value="807431.951450248">
                <text:p>807431.951450248</text:p>
              </table:table-cell>
              <table:table-cell office:value-type="float" office:value="1255236.15516046">
                <text:p>1255236.15516046</text:p>
              </table:table-cell>
              <table:table-cell office:value-type="float" office:value="2785284.44476205">
                <text:p>2785284.44476205</text:p>
              </table:table-cell>
              <table:table-cell office:value-type="float" office:value="1255236.15516046">
                <text:p>1255236.15516046</text:p>
              </table:table-cell>
            </table:table-row>
            <table:table-row>
              <table:table-cell office:value-type="string">
                <text:p>21</text:p>
              </table:table-cell>
              <table:table-cell office:value-type="float" office:value="852271.294460185">
                <text:p>852271.294460185</text:p>
              </table:table-cell>
              <table:table-cell office:value-type="float" office:value="1554927.90046682">
                <text:p>1554927.90046682</text:p>
              </table:table-cell>
              <table:table-cell office:value-type="float" office:value="2792007.02262673">
                <text:p>2792007.02262673</text:p>
              </table:table-cell>
              <table:table-cell office:value-type="float" office:value="1554927.90046682">
                <text:p>1554927.90046682</text:p>
              </table:table-cell>
            </table:table-row>
            <table:table-row>
              <table:table-cell office:value-type="string">
                <text:p>22</text:p>
              </table:table-cell>
              <table:table-cell office:value-type="float" office:value="897631.244444165">
                <text:p>897631.244444165</text:p>
              </table:table-cell>
              <table:table-cell office:value-type="float" office:value="1907674.99353233">
                <text:p>1907674.99353233</text:p>
              </table:table-cell>
              <table:table-cell office:value-type="float" office:value="2797269.7683428">
                <text:p>2797269.7683428</text:p>
              </table:table-cell>
              <table:table-cell office:value-type="float" office:value="1907674.99353233">
                <text:p>1907674.99353233</text:p>
              </table:table-cell>
            </table:table-row>
            <table:table-row>
              <table:table-cell office:value-type="string">
                <text:p>23</text:p>
              </table:table-cell>
              <table:table-cell office:value-type="float" office:value="943578.670042213">
                <text:p>943578.670042213</text:p>
              </table:table-cell>
              <table:table-cell office:value-type="float" office:value="2319586.17019972">
                <text:p>2319586.17019972</text:p>
              </table:table-cell>
              <table:table-cell office:value-type="float" office:value="2800947.05277256">
                <text:p>2800947.05277256</text:p>
              </table:table-cell>
              <table:table-cell office:value-type="float" office:value="2319586.17019972">
                <text:p>2319586.17019972</text:p>
              </table:table-cell>
            </table:table-row>
            <table:table-row>
              <table:table-cell office:value-type="string">
                <text:p>24</text:p>
              </table:table-cell>
              <table:table-cell office:value-type="float" office:value="990189.655077472">
                <text:p>990189.655077472</text:p>
              </table:table-cell>
              <table:table-cell office:value-type="float" office:value="2797087.49692962">
                <text:p>2797087.49692962</text:p>
              </table:table-cell>
              <table:table-cell office:value-type="float" office:value="2802896.75840104">
                <text:p>2802896.75840104</text:p>
              </table:table-cell>
              <table:table-cell office:value-type="float" office:value="2797087.49692962">
                <text:p>2797087.49692962</text:p>
              </table:table-cell>
            </table:table-row>
            <table:table-row>
              <table:table-cell office:value-type="string">
                <text:p>25</text:p>
              </table:table-cell>
              <table:table-cell office:value-type="float" office:value="1037551.81657903">
                <text:p>1037551.81657903</text:p>
              </table:table-cell>
              <table:table-cell office:value-type="float" office:value="3346925.1442691">
                <text:p>3346925.1442691</text:p>
              </table:table-cell>
              <table:table-cell office:value-type="float" office:value="2802955.60462523">
                <text:p>2802955.60462523</text:p>
              </table:table-cell>
              <table:table-cell office:value-type="float" office:value="3346925.1442691">
                <text:p>3346925.1442691</text:p>
              </table:table-cell>
            </table:table-row>
            <table:table-row>
              <table:table-cell office:value-type="string">
                <text:p>26</text:p>
              </table:table-cell>
              <table:table-cell office:value-type="float" office:value="1085767.45881105">
                <text:p>1085767.45881105</text:p>
              </table:table-cell>
              <table:table-cell office:value-type="float" office:value="3976174.93065251">
                <text:p>3976174.93065251</text:p>
              </table:table-cell>
              <table:table-cell office:value-type="float" office:value="2800933.07297583">
                <text:p>2800933.07297583</text:p>
              </table:table-cell>
              <table:table-cell office:value-type="float" office:value="3976174.93065251">
                <text:p>3976174.93065251</text:p>
              </table:table-cell>
            </table:table-row>
            <table:table-row>
              <table:table-cell office:value-type="string">
                <text:p>27</text:p>
              </table:table-cell>
              <table:table-cell office:value-type="float" office:value="1134957.95698913">
                <text:p>1134957.95698913</text:p>
              </table:table-cell>
              <table:table-cell office:value-type="float" office:value="4692260.9922997">
                <text:p>4692260.9922997</text:p>
              </table:table-cell>
              <table:table-cell office:value-type="float" office:value="2796603.22038535">
                <text:p>2796603.22038535</text:p>
              </table:table-cell>
              <table:table-cell office:value-type="float" office:value="4692260.9922997">
                <text:p>4692260.9922997</text:p>
              </table:table-cell>
            </table:table-row>
            <table:table-row>
              <table:table-cell office:value-type="string">
                <text:p>28</text:p>
              </table:table-cell>
              <table:table-cell office:value-type="float" office:value="1185269.99435661">
                <text:p>1185269.99435661</text:p>
              </table:table-cell>
              <table:table-cell office:value-type="float" office:value="5502986.78301472">
                <text:p>5502986.78301472</text:p>
              </table:table-cell>
              <table:table-cell office:value-type="float" office:value="2789693.21930001">
                <text:p>2789693.21930001</text:p>
              </table:table-cell>
              <table:table-cell office:value-type="float" office:value="5502986.78301472">
                <text:p>5502986.78301472</text:p>
              </table:table-cell>
            </table:table-row>
            <table:table-row>
              <table:table-cell office:value-type="string">
                <text:p>29</text:p>
              </table:table-cell>
              <table:table-cell office:value-type="float" office:value="1236884.66595927">
                <text:p>1236884.66595927</text:p>
              </table:table-cell>
              <table:table-cell office:value-type="float" office:value="6416582.90953252">
                <text:p>6416582.90953252</text:p>
              </table:table-cell>
              <table:table-cell office:value-type="float" office:value="2779866.73052945">
                <text:p>2779866.73052945</text:p>
              </table:table-cell>
              <table:table-cell office:value-type="float" office:value="6416582.90953252">
                <text:p>6416582.90953252</text:p>
              </table:table-cell>
            </table:table-row>
            <table:table-row>
              <table:table-cell office:value-type="string">
                <text:p>30</text:p>
              </table:table-cell>
              <table:table-cell office:value-type="float" office:value="1290031.14974797">
                <text:p>1290031.14974797</text:p>
              </table:table-cell>
              <table:table-cell office:value-type="float" office:value="7441778.34442178">
                <text:p>7441778.34442178</text:p>
              </table:table-cell>
              <table:table-cell office:value-type="float" office:value="2766699.05063913">
                <text:p>2766699.05063913</text:p>
              </table:table-cell>
              <table:table-cell office:value-type="float" office:value="7441778.34442178">
                <text:p>7441778.34442178</text:p>
              </table:table-cell>
            </table:table-row>
            <table:table-row>
              <table:table-cell office:value-type="string">
                <text:p>31</text:p>
              </table:table-cell>
              <table:table-cell office:value-type="float" office:value="1345007.92641611">
                <text:p>1345007.92641611</text:p>
              </table:table-cell>
              <table:table-cell office:value-type="float" office:value="8587904.94083647">
                <text:p>8587904.94083647</text:p>
              </table:table-cell>
              <table:table-cell office:value-type="float" office:value="2749638.76140025">
                <text:p>2749638.76140025</text:p>
              </table:table-cell>
              <table:table-cell office:value-type="float" office:value="8587904.94083647">
                <text:p>8587904.94083647</text:p>
              </table:table-cell>
            </table:table-row>
            <table:table-row>
              <table:table-cell office:value-type="string">
                <text:p>32</text:p>
              </table:table-cell>
              <table:table-cell office:value-type="float" office:value="1402217.12600097">
                <text:p>1402217.12600097</text:p>
              </table:table-cell>
              <table:table-cell office:value-type="float" office:value="9865051.21118342">
                <text:p>9865051.21118342</text:p>
              </table:table-cell>
              <table:table-cell office:value-type="float" office:value="2727945.87896539">
                <text:p>2727945.87896539</text:p>
              </table:table-cell>
              <table:table-cell office:value-type="float" office:value="9865051.21118342">
                <text:p>9865051.21118342</text:p>
              </table:table-cell>
            </table:table-row>
            <table:table-row>
              <table:table-cell office:value-type="string">
                <text:p>33</text:p>
              </table:table-cell>
              <table:table-cell office:value-type="float" office:value="1462223.64639709">
                <text:p>1462223.64639709</text:p>
              </table:table-cell>
              <table:table-cell office:value-type="float" office:value="11284292.9274658">
                <text:p>11284292.9274658</text:p>
              </table:table-cell>
              <table:table-cell office:value-type="float" office:value="2700585.76924093">
                <text:p>2700585.76924093</text:p>
              </table:table-cell>
              <table:table-cell office:value-type="float" office:value="11284292.9274658">
                <text:p>11284292.9274658</text:p>
              </table:table-cell>
            </table:table-row>
            <table:table-row>
              <table:table-cell office:value-type="string">
                <text:p>34</text:p>
              </table:table-cell>
              <table:table-cell office:value-type="float" office:value="1525868.32705642">
                <text:p>1525868.32705642</text:p>
              </table:table-cell>
              <table:table-cell office:value-type="float" office:value="12858051.6000187">
                <text:p>12858051.6000187</text:p>
              </table:table-cell>
              <table:table-cell office:value-type="float" office:value="2666031.14055717">
                <text:p>2666031.14055717</text:p>
              </table:table-cell>
              <table:table-cell office:value-type="float" office:value="12858051.6000187">
                <text:p>12858051.6000187</text:p>
              </table:table-cell>
            </table:table-row>
            <table:table-row>
              <table:table-cell office:value-type="string">
                <text:p>35</text:p>
              </table:table-cell>
              <table:table-cell office:value-type="float" office:value="1594528.9922369">
                <text:p>1594528.9922369</text:p>
              </table:table-cell>
              <table:table-cell office:value-type="float" office:value="14600677.371948">
                <text:p>14600677.371948</text:p>
              </table:table-cell>
              <table:table-cell office:value-type="float" office:value="2621845.57552517">
                <text:p>2621845.57552517</text:p>
              </table:table-cell>
              <table:table-cell office:value-type="float" office:value="14600677.371948">
                <text:p>14600677.371948</text:p>
              </table:table-cell>
            </table:table-row>
            <table:table-row>
              <table:table-cell office:value-type="string">
                <text:p>36</text:p>
              </table:table-cell>
              <table:table-cell office:value-type="float" office:value="1670889.90672872">
                <text:p>1670889.90672872</text:p>
              </table:table-cell>
              <table:table-cell office:value-type="float" office:value="16529415.1390117">
                <text:p>16529415.1390117</text:p>
              </table:table-cell>
              <table:table-cell office:value-type="float" office:value="2563636.71094454">
                <text:p>2563636.71094454</text:p>
              </table:table-cell>
              <table:table-cell office:value-type="float" office:value="16529415.1390117">
                <text:p>16529415.1390117</text:p>
              </table:table-cell>
            </table:table-row>
            <table:table-row>
              <table:table-cell office:value-type="string">
                <text:p>37</text:p>
              </table:table-cell>
              <table:table-cell office:value-type="float" office:value="1761664.6205626">
                <text:p>1761664.6205626</text:p>
              </table:table-cell>
              <table:table-cell office:value-type="float" office:value="18666006.6456456">
                <text:p>18666006.6456456</text:p>
              </table:table-cell>
              <table:table-cell office:value-type="float" office:value="2481492.48333224">
                <text:p>2481492.48333224</text:p>
              </table:table-cell>
              <table:table-cell office:value-type="float" office:value="18666006.6456456">
                <text:p>18666006.6456456</text:p>
              </table:table-cell>
            </table:table-row>
            <table:table-row>
              <table:table-cell office:value-type="string">
                <text:p>38</text:p>
              </table:table-cell>
              <table:table-cell office:value-type="float" office:value="1890687.24886622">
                <text:p>1890687.24886622</text:p>
              </table:table-cell>
              <table:table-cell office:value-type="float" office:value="21043563.1474642">
                <text:p>21043563.1474642</text:p>
              </table:table-cell>
              <table:table-cell office:value-type="float" office:value="2334518.29160695">
                <text:p>2334518.29160695</text:p>
              </table:table-cell>
              <table:table-cell office:value-type="float" office:value="21043563.1474642">
                <text:p>21043563.147464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4.2$Windows_x86 LibreOffice_project/9e9821abd0ffdbc09cd8c52eaa574fa09eb08f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